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8.228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4.260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3.4335in"/>
    </style:style>
    <style:style style:name="co7" style:family="table-column">
      <style:table-column-properties fo:break-before="auto" style:column-width="1.0772in"/>
    </style:style>
    <style:style style:name="co8" style:family="table-column">
      <style:table-column-properties fo:break-before="auto" style:column-width="5.292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ffff"/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43434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name-complex="Arial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2pt" fo:language="en" fo:country="US" style:font-name-asian="Courier" style:font-size-asian="12pt" style:language-asian="en" style:country-asian="US" style:font-name-complex="Courier" style:font-size-complex="12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number-columns-repeated="1012" table:default-cell-style-name="ce1"/>
        <table:table-row table:style-name="ro1">
          <table:table-cell office:value-type="string">
            <text:p>arrayMap</text:p>
          </table:table-cell>
          <table:table-cell office:value-type="string">
            <text:p>Pharyngeal squamous cell carcinoma [cell line Detroit 56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102872</text:p>
          </table:table-cell>
          <table:table-cell office:value-type="string">
            <text:p>Ph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 grade ovarian serous adenocarcinoma [cell line OVCAR3]CVCL_0465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40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-grade serous ovarian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igh grade ovarian serous adenocarcinoma [cell line OVCAR8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arcinoma [cell line OAW28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[cell line 41M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xT5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, modified [cell line OVCAR3-533533-R1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105555</text:p>
          </table:table-cell>
          <table:table-cell office:value-type="string">
            <text:p>High grade 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squamous carcinoma [cell line MFE-319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114656</text:p>
          </table:table-cell>
          <table:table-cell office:value-type="string">
            <text:p>Endometrial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l melanoma [cell line MEL1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114828</text:p>
          </table:table-cell>
          <table:table-cell office:value-type="string">
            <text:p>Mucosal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neuroepithelial tumou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ribriform neuroepithelial tumo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pithelial tumor [Low grade]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ngival squamous cell carcinoma [cell line Ca9-2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129857</text:p>
          </table:table-cell>
          <table:table-cell office:value-type="string">
            <text:p>Gingiv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dysplasia [cell line DOK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129863</text:p>
          </table:table-cell>
          <table:table-cell office:value-type="string">
            <text:p>Oral dysplas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, nodular lymphocyte predominant </text:p>
          </table:table-cell>
          <table:table-cell office:value-type="string">
            <text:p>9659/3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C77.9</text:p>
          </table:table-cell>
          <table:table-cell office:value-type="string">
            <text:p>Lymph node, NOS</text:p>
          </table:table-cell>
          <table:table-cell office:value-type="string">
            <text:p>C139030</text:p>
          </table:table-cell>
          <table:table-cell office:value-type="string">
            <text:p>THRLBCL-Like Transformation of NLPHL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inous Adenocarcinoma [Ascending Colon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toid carcinoma</text:p>
          </table:table-cell>
          <table:table-cell office:value-type="string">
            <text:p>8033/3</text:p>
          </table:table-cell>
          <table:table-cell office:value-type="string">
            <text:p>Pseudosarcomatous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itz nevi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precursor metaplasia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thyr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27380</text:p>
          </table:table-cell>
          <table:table-cell office:value-type="string">
            <text:p>Thyroid Glan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arcinoma [cell line C-4-I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squamous carcinoma [cell line CSCC-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adenocarcinoma [cell line HeLa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677</text:p>
          </table:table-cell>
          <table:table-cell office:value-type="string">
            <text:p>Human papillomavirus-related endocervic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cell line Elijah]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694</text:p>
          </table:table-cell>
          <table:table-cell office:value-type="string">
            <text:p>Epstein-Barr virus-related Burkitt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id leukemia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myxoid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781</text:p>
          </table:table-cell>
          <table:table-cell office:value-type="string">
            <text:p>Myxoi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gmented nevus [benign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 [Omentum]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919</text:p>
          </table:table-cell>
          <table:table-cell office:value-type="string">
            <text:p>Prostate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lo-alveolar adenocarcinoma</text:p>
          </table:table-cell>
          <table:table-cell office:value-type="string">
            <text:p>8250/3</text:p>
          </table:table-cell>
          <table:table-cell office:value-type="string">
            <text:p>Bronchiolo-alveolar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alveolar carcinoma [cell line NCI-H358]</text:p>
          </table:table-cell>
          <table:table-cell office:value-type="string">
            <text:p>8254/3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of the Breas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ductal hyperplasia of the breast [grade 1]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[breast, cell line]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 carcinoma in situ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rcinoma [cell line NCI-H288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6</text:p>
          </table:table-cell>
          <table:table-cell office:value-type="string">
            <text:p>Non-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ncer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26</text:p>
          </table:table-cell>
          <table:table-cell office:value-type="string">
            <text:p>Non-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80.9</text:p>
          </table:table-cell>
          <table:table-cell office:value-type="string">
            <text:p>Bones and joints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ma [Sacrum]</text:p>
          </table:table-cell>
          <table:table-cell office:value-type="string">
            <text:p>9370/3</text:p>
          </table:table-cell>
          <table:table-cell office:value-type="string">
            <text:p>Chord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2947</text:p>
          </table:table-cell>
          <table:table-cell office:value-type="string">
            <text:p>Chord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iocarcinoma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76.9</text:p>
          </table:table-cell>
          <table:table-cell office:value-type="string">
            <text:p>Testes</text:p>
          </table:table-cell>
          <table:table-cell office:value-type="string">
            <text:p>C2948</text:p>
          </table:table-cell>
          <table:table-cell office:value-type="string">
            <text:p>Chor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ncer [liver metastasis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2955</text:p>
          </table:table-cell>
          <table:table-cell office:value-type="string">
            <text:p>Colorect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dysgerminoma [cell line OCI-D1p]</text:p>
          </table:table-cell>
          <table:table-cell office:value-type="string">
            <text:p>9060/3</text:p>
          </table:table-cell>
          <table:table-cell office:value-type="string">
            <text:p>Dysgerm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996</text:p>
          </table:table-cell>
          <table:table-cell office:value-type="string">
            <text:p>Dysger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ysgerminoma</text:p>
          </table:table-cell>
          <table:table-cell office:value-type="string">
            <text:p>9060/3</text:p>
          </table:table-cell>
          <table:table-cell office:value-type="string">
            <text:p>Dysgerm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996</text:p>
          </table:table-cell>
          <table:table-cell office:value-type="string">
            <text:p>Dysger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yolk sac tumour</text:p>
          </table:table-cell>
          <table:table-cell office:value-type="string">
            <text:p>9071/3</text:p>
          </table:table-cell>
          <table:table-cell office:value-type="string">
            <text:p>Yolk sac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3011</text:p>
          </table:table-cell>
          <table:table-cell office:value-type="string">
            <text:p>Yolk Sac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blastoma [xenograft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ediatric glioma [high grade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id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neuronal neoplasm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 [cell line 8-MG-BA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f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s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Liver Cancer [xenograft]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inic keratosis</text:p>
          </table:table-cell>
          <table:table-cell office:value-type="string">
            <text:p>8071/0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148</text:p>
          </table:table-cell>
          <table:table-cell office:value-type="string">
            <text:p>Actinic (Solar) Ker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rukenberg tumor [cell line KS-1]</text:p>
          </table:table-cell>
          <table:table-cell office:value-type="string">
            <text:p>8490/3</text:p>
          </table:table-cell>
          <table:table-cell office:value-type="string">
            <text:p>Metastatic signet ring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153</text:p>
          </table:table-cell>
          <table:table-cell office:value-type="string">
            <text:p>Krukenberg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sarcoma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blastic leukemia</text:p>
          </table:table-cell>
          <table:table-cell office:value-type="string">
            <text:p>9823/3</text:p>
          </table:table-cell>
          <table:table-cell office:value-type="string">
            <text:p>B-cell lymphocytic leukemia/small lymphocytic lymphoma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eukemia [E2A-PBX1pos]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emi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egakaryoblastic leukemia [Down syndrome]</text:p>
          </table:table-cell>
          <table:table-cell office:value-type="string">
            <text:p>9910/3</text:p>
          </table:table-cell>
          <table:table-cell office:value-type="string">
            <text:p>Acute megakary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0</text:p>
          </table:table-cell>
          <table:table-cell office:value-type="string">
            <text:p>Acute Megakary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id leukemia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 BCR-ABL1 Posi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genous leukemia [cell line MEG-01]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 BCR-ABL1 Posi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monocytic leukemia</text:p>
          </table:table-cell>
          <table:table-cell office:value-type="string">
            <text:p>9945/3</text:p>
          </table:table-cell>
          <table:table-cell office:value-type="string">
            <text:p>Chronic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8</text:p>
          </table:table-cell>
          <table:table-cell office:value-type="string">
            <text:p>Chronic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Plasma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0</text:p>
          </table:table-cell>
          <table:table-cell office:value-type="string">
            <text:p>Plasma Cell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Acute promyel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2</text:p>
          </table:table-cell>
          <table:table-cell office:value-type="string">
            <text:p>Acute Promyelocytic Leukemia with PML-RAR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acute lymphoblastic leukemia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83</text:p>
          </table:table-cell>
          <table:table-cell office:value-type="string">
            <text:p>T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 NOS [cell line LS14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Testicular Lymp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62.9</text:p>
          </table:table-cell>
          <table:table-cell office:value-type="string">
            <text:p>Testis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Central Nervous System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a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ma primary specime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eg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partial infiltratio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.a.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in situ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pos]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/desmoplast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myoblastoma/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ass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stoma [classic]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lanoma [cell line WM1366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alignant melanoma [cell line WM115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ningioma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0.0</text:p>
          </table:table-cell>
          <table:table-cell office:value-type="string">
            <text:p>Meninges cerebral, spinal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myeloma [cell line RPMI-8226]</text:p>
          </table:table-cell>
          <table:table-cell office:value-type="string">
            <text:p>9731/3</text:p>
          </table:table-cell>
          <table:table-cell office:value-type="string">
            <text:p>Multiple myel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ple myeloma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oldering Multiple Myeloma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cosis fungoides [tumor stage]</text:p>
          </table:table-cell>
          <table:table-cell office:value-type="string">
            <text:p>9700/3</text:p>
          </table:table-cell>
          <table:table-cell office:value-type="string">
            <text:p>Mycosis fungoide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46</text:p>
          </table:table-cell>
          <table:table-cell office:value-type="string">
            <text:p>Mycosis Fungoide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blastic leukemia with maturation [FAB M2]</text:p>
          </table:table-cell>
          <table:table-cell office:value-type="string">
            <text:p>9874/3</text:p>
          </table:table-cell>
          <table:table-cell office:value-type="string">
            <text:p>Acute myeloid leukemia with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50</text:p>
          </table:table-cell>
          <table:table-cell office:value-type="string">
            <text:p>Acute Myeloid Leukemia with Maturation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chwannoma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NB(TU)1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6.9</text:p>
          </table:table-cell>
          <table:table-cell office:value-type="string">
            <text:p>Adrenal gland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ebral neuroblastoma [cerebral region midline, frontal lobe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CHP-134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xiform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ilgodendroglioma [cell line KG-1-C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 [cell line Hs 683]</text:p>
          </table:table-cell>
          <table:table-cell office:value-type="string">
            <text:p>945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 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</text:p>
          </table:table-cell>
          <table:table-cell office:value-type="string">
            <text:p>8680/1</text:p>
          </table:table-cell>
          <table:table-cell office:value-type="string">
            <text:p>Paragang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eochromocytoma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H-Independent Macronodular Adrenal Hyperplasia (AIMAH)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</text:p>
          </table:table-cell>
          <table:table-cell office:value-type="string">
            <text:p>Adrenal gland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Polycythemia ver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336</text:p>
          </table:table-cell>
          <table:table-cell office:value-type="string">
            <text:p>Polycythemia Ver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ezary syndrom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366</text:p>
          </table:table-cell>
          <table:table-cell office:value-type="string">
            <text:p>Sezary Syndrom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ma [Sacrococcygeal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cell tumor [mature and immature teratoma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Essential thrombocyth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07</text:p>
          </table:table-cell>
          <table:table-cell office:value-type="string">
            <text:p>Essential Thrombocyth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Leiomyoma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434</text:p>
          </table:table-cell>
          <table:table-cell office:value-type="string">
            <text:p>Uterine Corpus Leiomy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sarcoma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sarcoma [cell line OCI-U1a]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non-Hodgkin lymphoma [cell line SCC-3]</text:p>
          </table:table-cell>
          <table:table-cell office:value-type="string">
            <text:p>9591/3</text:p>
          </table:table-cell>
          <table:table-cell office:value-type="string">
            <text:p>B cell lymphoma, non-Hodgkin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3457</text:p>
          </table:table-cell>
          <table:table-cell office:value-type="string">
            <text:p>B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0</text:p>
          </table:table-cell>
          <table:table-cell office:value-type="string">
            <text:p>Grade 3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5</text:p>
          </table:table-cell>
          <table:table-cell office:value-type="string">
            <text:p>Grade 1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cell non-Hodgkin lymphoma [cell line Mac-1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7</text:p>
          </table:table-cell>
          <table:table-cell office:value-type="string">
            <text:p>Cutaneous T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/lymphom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nular cell tumor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474</text:p>
          </table:table-cell>
          <table:table-cell office:value-type="string">
            <text:p>Granular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blastoma [cell line G-402]</text:p>
          </table:table-cell>
          <table:table-cell office:value-type="string">
            <text:p>8891/0</text:p>
          </table:table-cell>
          <table:table-cell office:value-type="string">
            <text:p>Epithelioid leiomy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3486</text:p>
          </table:table-cell>
          <table:table-cell office:value-type="string">
            <text:p>Epithelioid cell type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Lung carcinoma [cell line NCI-H288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squamous cell lung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osa [low grade dysplastic tumor; fap; apcmut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melanoma [cell line FM6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510</text:p>
          </table:table-cell>
          <table:table-cell office:value-type="string">
            <text:p>Cutaneous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NCI-H181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PC-3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3513</text:p>
          </table:table-cell>
          <table:table-cell office:value-type="string">
            <text:p>Esophage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chronic myeloid leukemia</text:p>
          </table:table-cell>
          <table:table-cell office:value-type="string">
            <text:p>9876/3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519</text:p>
          </table:table-cell>
          <table:table-cell office:value-type="string">
            <text:p>Atypical Chronic Myeloid Leukemia, BCR-ABL1 Negativ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hepatic cholangiocarcinoma [cell line HuCC-T1]</text:p>
          </table:table-cell>
          <table:table-cell office:value-type="string">
            <text:p>8161/3</text:p>
          </table:table-cell>
          <table:table-cell office:value-type="string">
            <text:p>Bile duct cystaden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C35417</text:p>
          </table:table-cell>
          <table:table-cell office:value-type="string">
            <text:p>Intrahepatic cholang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nodal marginal zone B-cell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568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myoepitheliomas</text:p>
          </table:table-cell>
          <table:table-cell office:value-type="string">
            <text:p>8562/3</text:p>
          </table:table-cell>
          <table:table-cell office:value-type="string">
            <text:p>Epithelial-myoepithelial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35700</text:p>
          </table:table-cell>
          <table:table-cell office:value-type="string">
            <text:p>Salivary Gland Myoepi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ogenic carcinoma [cell line ChaGo-K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5875</text:p>
          </table:table-cell>
          <table:table-cell office:value-type="string">
            <text:p>Bronchogen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</text:p>
          </table:table-cell>
          <table:table-cell office:value-type="string">
            <text:p>8201/3</text:p>
          </table:table-cell>
          <table:table-cell office:value-type="string">
            <text:p>Cribriform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680</text:p>
          </table:table-cell>
          <table:table-cell office:value-type="string">
            <text:p>Cribriform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carcinoma [palatine tonsil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09.9</text:p>
          </table:table-cell>
          <table:table-cell office:value-type="string">
            <text:p>Tonsil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Dedifferentiated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liposarcoma [cell line LiSa-2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pleomorphic</text:p>
          </table:table-cell>
          <table:table-cell office:value-type="string">
            <text:p>8854/3</text:p>
          </table:table-cell>
          <table:table-cell office:value-type="string">
            <text:p>Pleomorphic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intracranial pediatric germ cell tumor [germinoma]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ature teratoma and germinoma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U-DHL-1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R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hepatoblast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728</text:p>
          </table:table-cell>
          <table:table-cell office:value-type="string">
            <text:p>Hepat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Desmoplastic 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0</text:p>
          </table:table-cell>
          <table:table-cell office:value-type="string">
            <text:p>Bone Desmoplastic Fib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rhabdomyosarcoma [cell line Rh18c]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9</text:p>
          </table:table-cell>
          <table:table-cell office:value-type="string">
            <text:p>Alveolar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Alveolar soft part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50</text:p>
          </table:table-cell>
          <table:table-cell table:style-name="ce4" office:value-type="string">
            <text:p>Alveolar Soft Part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carcinoma</text:p>
          </table:table-cell>
          <table:table-cell office:value-type="string">
            <text:p>9070/3</text:p>
          </table:table-cell>
          <table:table-cell office:value-type="string">
            <text:p>Embryona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752</text:p>
          </table:table-cell>
          <table:table-cell office:value-type="string">
            <text:p>Embryon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756</text:p>
          </table:table-cell>
          <table:table-cell office:value-type="string">
            <text:p>Mixed Embryonal Carcinoma and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adenoma</text:p>
          </table:table-cell>
          <table:table-cell office:value-type="string">
            <text:p>8170/0</text:p>
          </table:table-cell>
          <table:table-cell office:value-type="string">
            <text:p>Liver cell ade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758</text:p>
          </table:table-cell>
          <table:table-cell office:value-type="string">
            <text:p>Hepatocellular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pleomorphic lobular carcinoma [breast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carcinoma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ndocrine carcinoma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ovarian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tumor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4.0</text:p>
          </table:table-cell>
          <table:table-cell office:value-type="string">
            <text:p>Fallopian tube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toneum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[ovary, chemoresistant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Gliosarc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96</text:p>
          </table:table-cell>
          <table:table-cell office:value-type="string">
            <text:p>Gli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oid hemangioendothelioma [cell line LI90]</text:p>
          </table:table-cell>
          <table:table-cell office:value-type="string">
            <text:p>9130/3</text:p>
          </table:table-cell>
          <table:table-cell office:value-type="string">
            <text:p>Hemangioendothelioma, malignant</text:p>
          </table:table-cell>
          <table:table-cell office:value-type="string">
            <text:p>C22.9</text:p>
          </table:table-cell>
          <table:table-cell office:value-type="string">
            <text:p>Liver</text:p>
          </table:table-cell>
          <table:table-cell office:value-type="string">
            <text:p>C3800</text:p>
          </table:table-cell>
          <table:table-cell office:value-type="string">
            <text:p>Epithelioid hemangioend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melanotic melanoma [cell line M14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amelanotic melanoma [cell line LOX-IMVI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3802</text:p>
          </table:table-cell>
          <table:table-cell office:value-type="string">
            <text:p>Amelanotic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-renal rhabdoid tumour [p53mut, Li-Fraumeni syndrome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s of unknown primary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table:style-name="ce3" office:value-type="string">
            <text:p>C3812</text:p>
          </table:table-cell>
          <table:table-cell table:style-name="ce6" office:value-type="string">
            <text:p>Carcinoma of Unknown Primary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llbladder carcinoma [cell line OCUG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3.9</text:p>
          </table:table-cell>
          <table:table-cell office:value-type="string">
            <text:p>Gallbladder</text:p>
          </table:table-cell>
          <table:table-cell office:value-type="string">
            <text:p>C3844</text:p>
          </table:table-cell>
          <table:table-cell office:value-type="string">
            <text:p>Gall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carcinoma [cell line KP-4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3850</text:p>
          </table:table-cell>
          <table:table-cell office:value-type="string">
            <text:p>Pancreat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C3867</text:p>
          </table:table-cell>
          <table:table-cell office:value-type="string">
            <text:p>Fallopian Tub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asopharyngeal carcinoma [cell line 5-8F]</text:p>
          </table:table-cell>
          <table:table-cell office:value-type="string">
            <text:p>8072/3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3871</text:p>
          </table:table-cell>
          <table:table-cell office:value-type="string">
            <text:p>Nasopharynge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teratoma [cell line GCT 27]</text:p>
          </table:table-cell>
          <table:table-cell office:value-type="string">
            <text:p>9080/3</text:p>
          </table:table-cell>
          <table:table-cell office:value-type="string">
            <text:p>Teratoma, malignant.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877</text:p>
          </table:table-cell>
          <table:table-cell office:value-type="string">
            <text:p>Testicular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thyroid carcinoma [cell line TCO-1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878</text:p>
          </table:table-cell>
          <table:table-cell office:value-type="string">
            <text:p>Thyroid gland undifferentiated (anaplastic)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plasmacytic Lymphoma</text:p>
          </table:table-cell>
          <table:table-cell office:value-type="string">
            <text:p>9671/3</text:p>
          </table:table-cell>
          <table:table-cell office:value-type="string">
            <text:p>Malignant lymphoma, lymphoplasmacytic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898</text:p>
          </table:table-cell>
          <table:table-cell office:value-type="string">
            <text:p>Extranodal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ncer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carcinoma [lung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itional cell carcinoma [urinary bladder, cell lin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ncer [cell line T110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inary bladder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urothelial carcinoma [Trigon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tumor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39851</text:p>
          </table:table-cell>
          <table:table-cell office:value-type="string">
            <text:p>Bladder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unoglobulin light-chain amyloidosis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clonal gammopathy of unknown significance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breast carcinoma [cell line SUM149PT]</text:p>
          </table:table-cell>
          <table:table-cell office:value-type="string">
            <text:p>8530/3</text:p>
          </table:table-cell>
          <table:table-cell office:value-type="string">
            <text:p>Inflammato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01</text:p>
          </table:table-cell>
          <table:table-cell office:value-type="string">
            <text:p>Inflammato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ma [stomach, tubulovilous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in situ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carcinoma [gastric, 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carcinoma [cell line AG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mor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ncer [stem cell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ovarian tumor [xenograft]</text:p>
          </table:table-cell>
          <table:table-cell office:value-type="string">
            <text:p>8005/0</text:p>
          </table:table-cell>
          <table:table-cell office:value-type="string">
            <text:p>Clear cell tumor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78</text:p>
          </table:table-cell>
          <table:table-cell office:value-type="string">
            <text:p>Ovarian 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lear cell adenocarcinoma [cell line TOV21G]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78</text:p>
          </table:table-cell>
          <table:table-cell office:value-type="string">
            <text:p>Ovarian 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quamous cell carcinoma [OV-TRL-12B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093</text:p>
          </table:table-cell>
          <table:table-cell office:value-type="string">
            <text:p>Ovaria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Fallopian tube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C40101</text:p>
          </table:table-cell>
          <table:table-cell office:value-type="string">
            <text:p>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focal breast ductal adenocarcinoma [breas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breast carcinoma [cell line HCC1187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carcinoma [metastasis, brain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al adenocarcinoma [breas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breast ductal adenocarcinoma [recurrent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intraepithelial neoplasia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neoplastic breast lesion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lobular carcinoma in situ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, Fibroblastic</text:p>
          </table:table-cell>
          <table:table-cell office:value-type="string">
            <text:p>9182/3</text:p>
          </table:table-cell>
          <table:table-cell office:value-type="string">
            <text:p>Fibroblastic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4020</text:p>
          </table:table-cell>
          <table:table-cell office:value-type="string">
            <text:p>Fibroblastic 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Chondroblastic osteo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021</text:p>
          </table:table-cell>
          <table:table-cell office:value-type="string">
            <text:p>Chondroblastic 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ral lentiginous melanoma [cell line WM3211]</text:p>
          </table:table-cell>
          <table:table-cell office:value-type="string">
            <text:p>8744/3</text:p>
          </table:table-cell>
          <table:table-cell office:value-type="string">
            <text:p>Acral Lentiginous Melanoma 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4022</text:p>
          </table:table-cell>
          <table:table-cell office:value-type="string">
            <text:p>Acral lentiginous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Dys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phageal squamous cell carcinoma [cell line KYSE-220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4025</text:p>
          </table:table-cell>
          <table:table-cell office:value-type="string">
            <text:p>Esophage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cystadenocarcinoma [cell line MCAS]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26</text:p>
          </table:table-cell>
          <table:table-cell office:value-type="string">
            <text:p>Ovarian mucin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ell carcinoma [cell line C-33 A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028</text:p>
          </table:table-cell>
          <table:table-cell office:value-type="string">
            <text:p>Cervical Squamous Cell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028</text:p>
          </table:table-cell>
          <table:table-cell office:value-type="string">
            <text:p>Cervical Squamous Cell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clear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cell carcinoma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thyroid carcinoma [cell line IHH-4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breast carcinoma [cell line HCC1806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359</text:p>
          </table:table-cell>
          <table:table-cell office:value-type="string">
            <text:p>Squamous cell breast carcinoma, acantholytic variant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 [MDS/MPD (RARS-T)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id tumor [cell line NCI-H72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038</text:p>
          </table:table-cell>
          <table:table-cell office:value-type="string">
            <text:p>Lung 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phroblastoma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ilms tumor [anaplastic]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oor of mouth squamous cell carcinoma [cell line UT-SCC-47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4.9</text:p>
          </table:table-cell>
          <table:table-cell office:value-type="string">
            <text:p>Floor of mouth, NOS</text:p>
          </table:table-cell>
          <table:table-cell office:value-type="string">
            <text:p>C4041</text:p>
          </table:table-cell>
          <table:table-cell office:value-type="string">
            <text:p>Floor of Mouth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NSCC, laringeal tumor [metastasi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, NOS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yngeal squamous cell carcinoma [cell line PCI-04B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oligoastrocytoma [Grade III]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de IV mixed oligoastrocytoma [Grade IV]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, mixed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hyper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squamous cell carcinoma [cell line A-43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mophobe Renal carcinoma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Micropapillary Carcinoma</text:p>
          </table:table-cell>
          <table:table-cell office:value-type="string">
            <text:p>8507/3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90</text:p>
          </table:table-cell>
          <table:table-cell office:value-type="string">
            <text:p>Intraductal Papilla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199</text:p>
          </table:table-cell>
          <table:table-cell office:value-type="string">
            <text:p>Epithelial-Myoepi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iphasic synovial sarcoma [cell line SYO-1]</text:p>
          </table:table-cell>
          <table:table-cell office:value-type="string">
            <text:p>9043/3</text:p>
          </table:table-cell>
          <table:table-cell office:value-type="string">
            <text:p>Synovial sarcoma, biphasic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79</text:p>
          </table:table-cell>
          <table:table-cell office:value-type="string">
            <text:p>Bi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sarcoma [cell line Hs 737.T]</text:p>
          </table:table-cell>
          <table:table-cell office:value-type="string">
            <text:p>8802/3</text:p>
          </table:table-cell>
          <table:table-cell office:value-type="string">
            <text:p>Giant cell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304</text:p>
          </table:table-cell>
          <table:table-cell office:value-type="string">
            <text:p>Malignant giant cell tumor of bone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pleomorphic xanthoastrocytoma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glioblastoma [cell line G179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5</text:p>
          </table:table-cell>
          <table:table-cell office:value-type="string">
            <text:p>Giant cell gli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dendroglioma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6</text:p>
          </table:table-cell>
          <table:table-cell office:value-type="string">
            <text:p>Anaplastic Oligodendrog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/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polycythemia vera myelofibrosis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essential thrombocythemia myelofibrosis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proliferative neoplasm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fla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polyp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adenocarcinoma [cell line HCT 15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carcinoma [cell line MT-3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rcinoma [left, well differentiated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adenocarcinoma [cell line HT-2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3584</text:p>
          </table:table-cell>
          <table:table-cell office:value-type="string">
            <text:p>Rectosigm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cancer [Partial Androgen Insensitivity Syndrom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9.9</text:p>
          </table:table-cell>
          <table:table-cell office:value-type="string">
            <text:p>Rectosigmoid junction</text:p>
          </table:table-cell>
          <table:table-cell office:value-type="string">
            <text:p>C43584</text:p>
          </table:table-cell>
          <table:table-cell office:value-type="string">
            <text:p>Rectosigm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Cholangi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carcinoma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lung cell carcinoma [cell line COR-L23/CPR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lung carcinoma [cell line NCI-H1299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giant cell carcinoma [cell line HCC1359]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452</text:p>
          </table:table-cell>
          <table:table-cell office:value-type="string">
            <text:p>Lung giant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hyllodes tumor</text:p>
          </table:table-cell>
          <table:table-cell office:value-type="string">
            <text:p>9020/3</text:p>
          </table:table-cell>
          <table:table-cell office:value-type="string">
            <text:p>Phyllodes tumor, malignan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tumour [benign, mucinous]</text:p>
          </table:table-cell>
          <table:table-cell office:value-type="string">
            <text:p>8470/0</text:p>
          </table:table-cell>
          <table:table-cell office:value-type="string">
            <text:p>Mucinous cyst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512</text:p>
          </table:table-cell>
          <table:table-cell office:value-type="string">
            <text:p>Ovarian Mucinous Cyst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adenosquamous carcinoma [cell line CC-8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4519</text:p>
          </table:table-cell>
          <table:table-cell office:value-type="string">
            <text:p>Cervical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oncocytoma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526</text:p>
          </table:table-cell>
          <table:table-cell office:value-type="string">
            <text:p>Kidney Onc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lactin pituitary tumor [agressive-invasive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invasive prolactin pituitary tumour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mucoepidermoid carcinoma [cell line EPLC-272H]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544</text:p>
          </table:table-cell>
          <table:table-cell office:value-type="string">
            <text:p>Lung mucoepiderm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eosinophilic syndrome</text:p>
          </table:table-cell>
          <table:table-cell office:value-type="string">
            <text:p>9964/3</text:p>
          </table:table-cell>
          <table:table-cell office:value-type="string">
            <text:p>Chronic eosinophil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563</text:p>
          </table:table-cell>
          <table:table-cell office:value-type="string">
            <text:p>Chronic Eosinophilic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sothelioma [cell line NCI-H226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2</text:p>
          </table:table-cell>
          <table:table-cell office:value-type="string">
            <text:p>Pleural 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epithelioid mesothelioma [cell line ACC-MESO-1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5662</text:p>
          </table:table-cell>
          <table:table-cell office:value-type="string">
            <text:p>Pleural 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sarcomatoid mesothelioma [cell line NCI-H28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3</text:p>
          </table:table-cell>
          <table:table-cell office:value-type="string">
            <text:p>Pleural sarcomat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NCI-H2452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Y-MESO-8D</text:p>
          </table:table-cell>
          <table:table-cell office:value-type="string">
            <text:p>9053/3</text:p>
          </table:table-cell>
          <table:table-cell office:value-type="string">
            <text:p>Mesothelioma, biphasic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carcinoma [cell line TH7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6008</text:p>
          </table:table-cell>
          <table:table-cell office:value-type="string">
            <text:p>Thyroid Gland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ational choriocarcinoma [cell line JAR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4646</text:p>
          </table:table-cell>
          <table:table-cell office:value-type="string">
            <text:p>Gestational chori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ongue squamous cell carcinoma [cell line HSC-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648</text:p>
          </table:table-cell>
          <table:table-cell office:value-type="string">
            <text:p>Tongue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lenic Marginal Zone Lymphoma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ixed lineage leukemia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biphenotypic leukemia [cell line MY]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teropathy type T-cell lymphoma</text:p>
          </table:table-cell>
          <table:table-cell office:value-type="string">
            <text:p>9717/3</text:p>
          </table:table-cell>
          <table:table-cell office:value-type="string">
            <text:p>Intestinal T-cell lymphoma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4737</text:p>
          </table:table-cell>
          <table:table-cell office:value-type="string">
            <text:p>Enteropathy-Associated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prolymphocytic leukemia</text:p>
          </table:table-cell>
          <table:table-cell office:value-type="string">
            <text:p>9834/3</text:p>
          </table:table-cell>
          <table:table-cell office:value-type="string">
            <text:p>Prolymphocytic leukemia, T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752</text:p>
          </table:table-cell>
          <table:table-cell office:value-type="string">
            <text:p>T-Cell Prolymph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4817</text:p>
          </table:table-cell>
          <table:table-cell office:value-type="string">
            <text:p>Ewing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, benign</text:p>
          </table:table-cell>
          <table:table-cell office:value-type="string">
            <text:p>8680/0</text:p>
          </table:table-cell>
          <table:table-cell office:value-type="string">
            <text:p>Paraganglioma, benign</text:p>
          </table:table-cell>
          <table:table-cell office:value-type="string">
            <text:p>C75.5</text:p>
          </table:table-cell>
          <table:table-cell office:value-type="string">
            <text:p>Aortic body and other paraganglia</text:p>
          </table:table-cell>
          <table:table-cell office:value-type="string">
            <text:p>C48305</text:p>
          </table:table-cell>
          <table:table-cell office:value-type="string">
            <text:p>Benign 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leukoplak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cavity squamous cell carcinoma [cell line HSC-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4833</text:p>
          </table:table-cell>
          <table:table-cell office:value-type="string">
            <text:p>Oral cavity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wing tumor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835</text:p>
          </table:table-cell>
          <table:table-cell office:value-type="string">
            <text:p>Ewing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ildhood acute monocytic leukemia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861</text:p>
          </table:table-cell>
          <table:table-cell office:value-type="string">
            <text:p>Acute 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carcinoma [cell line DU145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4863</text:p>
          </table:table-cell>
          <table:table-cell office:value-type="string">
            <text:p>Prostat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Breast Cancer [BRCA1mutation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872</text:p>
          </table:table-cell>
          <table:table-cell office:value-type="string">
            <text:p>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ma [cell line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878</text:p>
          </table:table-cell>
          <table:table-cell office:value-type="string">
            <text:p>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Endometrioid and Papillary serous ovarian tumo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908</text:p>
          </table:table-cell>
          <table:table-cell office:value-type="string">
            <text:p>Ovaria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carcinoma [cell line HCT 116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4910</text:p>
          </table:table-cell>
          <table:table-cell office:value-type="string">
            <text:p>Colon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[cell line SNU-1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4911</text:p>
          </table:table-cell>
          <table:table-cell office:value-type="string">
            <text:p>Gastr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cinoma [cell line 5637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912</text:p>
          </table:table-cell>
          <table:table-cell office:value-type="string">
            <text:p>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inoma [cell line T24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912</text:p>
          </table:table-cell>
          <table:table-cell office:value-type="string">
            <text:p>Bladde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rcinoma [cell line NCI-H748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4917</text:p>
          </table:table-cell>
          <table:table-cell office:value-type="string">
            <text:p>Small cell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astoma [desmoplastic]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Hodgkin Lymphoma [cell line HBL-2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5051</text:p>
          </table:table-cell>
          <table:table-cell office:value-type="string">
            <text:p>AIDS-related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breast carcinoma [cell line SUM159PT]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5161</text:p>
          </table:table-cell>
          <table:table-cell office:value-type="string">
            <text:p>Pleomorphic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adenocarcinoma [cell line MDA-MB-361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5214</text:p>
          </table:table-cell>
          <table:table-cell office:value-type="string">
            <text:p>Breast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 grade serous ovarian tumour</text:p>
          </table:table-cell>
          <table:table-cell office:value-type="string">
            <text:p>8442/1</text:p>
          </table:table-cell>
          <table:table-cell office:value-type="string">
            <text:p>Serous cystadenoma,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26</text:p>
          </table:table-cell>
          <table:table-cell office:value-type="string">
            <text:p>Borderline Ovarian Serous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adenocarcinoma [cell line PEO14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28</text:p>
          </table:table-cell>
          <table:table-cell office:value-type="string">
            <text:p>Ovarian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leiomyosarcoma [cell line R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34</text:p>
          </table:table-cell>
          <table:table-cell office:value-type="string">
            <text:p>Ovarian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adenocarcinoma [cell line OCI-M1p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43</text:p>
          </table:table-cell>
          <table:table-cell office:value-type="string">
            <text:p>Ovarian 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inous ovarian tumor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5243</text:p>
          </table:table-cell>
          <table:table-cell office:value-type="string">
            <text:p>Ovarian 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 ring gastric adenocarcinoma [cell line KATO III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gastric adenocarcinoma [cell line NUGC-4]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cell gastric adenocarcinoma [cell line GP202]</text:p>
          </table:table-cell>
          <table:table-cell office:value-type="string">
            <text:p>8940/3</text:p>
          </table:table-cell>
          <table:table-cell office:value-type="string">
            <text:p>Signet ring cell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T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266</text:p>
          </table:table-cell>
          <table:table-cell office:value-type="string">
            <text:p>Gastric Mucosa-Associated Lymphoid Tissu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chondroma [Mafucci syndrome]</text:p>
          </table:table-cell>
          <table:table-cell office:value-type="string">
            <text:p>9220/0</text:p>
          </table:table-cell>
          <table:table-cell office:value-type="string">
            <text:p>Chond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53459</text:p>
          </table:table-cell>
          <table:table-cell office:value-type="string">
            <text:p>Chondr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ctodermal tumor [medulloepithelioma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 tumor [cell line GIST882X]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astrointestinal stromal tumor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3999</text:p>
          </table:table-cell>
          <table:table-cell office:value-type="string">
            <text:p>Malignant 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bular adenocarcinoma [cell line NCI-N87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squamous carcinoma [cell line MKN1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5474</text:p>
          </table:table-cell>
          <table:table-cell office:value-type="string">
            <text:p>Gastric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a [cell line LS1034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5543</text:p>
          </table:table-cell>
          <table:table-cell office:value-type="string">
            <text:p>Cecum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 [cell line VACO 10M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C5543</text:p>
          </table:table-cell>
          <table:table-cell office:value-type="string">
            <text:p>Cecum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lung adenocarcinoma [cell line NCI-H820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5650</text:p>
          </table:table-cell>
          <table:table-cell office:value-type="string">
            <text:p>Papillary lung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Pleuropulmonary blast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5669</text:p>
          </table:table-cell>
          <table:table-cell office:value-type="string">
            <text:p>Pleuropulmonary 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squamous carcinoma [cell line KP-3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5721</text:p>
          </table:table-cell>
          <table:table-cell office:value-type="string">
            <text:p>Pancreatic 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5953</text:p>
          </table:table-cell>
          <table:table-cell office:value-type="string">
            <text:p>Minor Salivary Gland Mucoepidermoid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stoma [cell line U-138MG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 [cell line NMC-G1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0781</text:p>
          </table:table-cell>
          <table:table-cell office:value-type="string">
            <text:p>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ranulosa cell tumor [cell line COV434]</text:p>
          </table:table-cell>
          <table:table-cell office:value-type="string">
            <text:p>8620/3</text:p>
          </table:table-cell>
          <table:table-cell office:value-type="string">
            <text:p>Granulosa cell tumor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261</text:p>
          </table:table-cell>
          <table:table-cell office:value-type="string">
            <text:p>Ovarian granulosa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endometrioid 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carcinoma [uterine corpus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6287</text:p>
          </table:table-cell>
          <table:table-cell office:value-type="string">
            <text:p>Endometrial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us sarcoma [cell line MES-S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39</text:p>
          </table:table-cell>
          <table:table-cell office:value-type="string">
            <text:p>Uterine corpus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leiomyosarcoma [cell line SK-UT-1B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40</text:p>
          </table:table-cell>
          <table:table-cell office:value-type="string">
            <text:p>Uterine corpus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sarcoma [cell line S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6340</text:p>
          </table:table-cell>
          <table:table-cell office:value-type="string">
            <text:p>Uterine corpus lei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embryonal carcinoma [cell line NEC8]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6341</text:p>
          </table:table-cell>
          <table:table-cell office:value-type="string">
            <text:p>Testicular embryon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dgut carcinoid tumor [cell line H-STS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6422</text:p>
          </table:table-cell>
          <table:table-cell office:value-type="string">
            <text:p>Midgut carcin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myofibroblastic tumour [pulmonary]</text:p>
          </table:table-cell>
          <table:table-cell office:value-type="string">
            <text:p>8825/1</text:p>
          </table:table-cell>
          <table:table-cell office:value-type="string">
            <text:p>Myofibroblastic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481</text:p>
          </table:table-cell>
          <table:table-cell office:value-type="string">
            <text:p>Inflammatory Myofibroblastic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 [cell line Fuji]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34</text:p>
          </table:table-cell>
          <table:table-cell office:value-type="string">
            <text:p>Mono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phasic synovial sarcoma [cell line HS-SY-2]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34</text:p>
          </table:table-cell>
          <table:table-cell office:value-type="string">
            <text:p>Monophasic synovia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ary thyroid carcinoma [cervical node 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</text:p>
          </table:table-cell>
          <table:table-cell office:value-type="string">
            <text:p>Thyroid gland</text:p>
          </table:table-cell>
          <table:table-cell office:value-type="string">
            <text:p>C66718</text:p>
          </table:table-cell>
          <table:table-cell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2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3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 type 1</text:p>
          </table:table-cell>
          <table:table-cell office:value-type="string">
            <text:p>9540/1</text:p>
          </table:table-cell>
          <table:table-cell office:value-type="string">
            <text:p>Neurofibromatosis, NOS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6727</text:p>
          </table:table-cell>
          <table:table-cell office:value-type="string">
            <text:p>Neurofibromatosi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small cell carcinoma [cell line NCI-H660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6766</text:p>
          </table:table-cell>
          <table:table-cell office:value-type="string">
            <text:p>Prostate smal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dia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.0</text:p>
          </table:table-cell>
          <table:table-cell office:value-type="string">
            <text:p>Cardia, NOS</text:p>
          </table:table-cell>
          <table:table-cell office:value-type="string">
            <text:p>C6794</text:p>
          </table:table-cell>
          <table:table-cell office:value-type="string">
            <text:p>Gastric Cardia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serous tumor [xenograft]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serous ovarian tumor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cystadenocarcinoma [Bilateral]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table:style-name="ce4"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bependymoma [left lateral ventricle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papillary ependymoma [cauda equin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endymoma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/anaplastic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medulloblastoma [diffuse moderate anaplasia]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effusion lymphoma [cell line JSC-1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/Burkitt-like lymphoma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IG-MYC pos., 3q2 break neg., t(14;18) neg.]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lymphoblastic lymphoma</text:p>
          </table:table-cell>
          <table:table-cell office:value-type="string">
            <text:p>9729/3</text:p>
          </table:table-cell>
          <table:table-cell office:value-type="string">
            <text:p>Precursor T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919</text:p>
          </table:table-cell>
          <table:table-cell office:value-type="string">
            <text:p>T Lymphoblastic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pratentorial Primitive Neuroectodermal Tumor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68</text:p>
          </table:table-cell>
          <table:table-cell office:value-type="string">
            <text:p>Supratentorial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pidermal tumor [PNET; 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68</text:p>
          </table:table-cell>
          <table:table-cell office:value-type="string">
            <text:p>Supratentorial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papillary cell 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975</text:p>
          </table:table-cell>
          <table:table-cell office:value-type="string">
            <text:p>Papillary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renal cell 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975</text:p>
          </table:table-cell>
          <table:table-cell office:value-type="string">
            <text:p>Papillary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arret adenocarcinoma [cell line OE33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7027</text:p>
          </table:table-cell>
          <table:table-cell office:value-type="string">
            <text:p>Barrett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ndifferentiated pleomorphic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059</text:p>
          </table:table-cell>
          <table:table-cell office:value-type="string">
            <text:p>Mesenchymal Cell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undifferentiated sarcoma [trunk]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059</text:p>
          </table:table-cell>
          <table:table-cell office:value-type="string">
            <text:p>Mesenchymal Cell Neoplasm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rythroleukemia [cell line HEL]</text:p>
          </table:table-cell>
          <table:table-cell office:value-type="string">
            <text:p>9840/3</text:p>
          </table:table-cell>
          <table:table-cell office:value-type="string">
            <text:p>Erythro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52</text:p>
          </table:table-cell>
          <table:table-cell office:value-type="string">
            <text:p>Erythro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blastic leukemia with differentiation [FAB M5b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-grade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ly infiltrating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, un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5.9</text:p>
          </table:table-cell>
          <table:table-cell office:value-type="string">
            <text:p>Renal pelvis, ureter</text:p>
          </table:table-cell>
          <table:table-cell office:value-type="string">
            <text:p>C7355</text:p>
          </table:table-cell>
          <table:table-cell office:value-type="string">
            <text:p>Renal Pelvis Urothelia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AN3-CA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Ishikawa (Heraklio) 02 ER-]</text:p>
          </table:table-cell>
          <table:table-cell office:value-type="string">
            <text:p>8382/3</text:p>
          </table:table-cell>
          <table:table-cell office:value-type="string">
            <text:p>Endometrioid adenocarcinoma, secretory variant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alignant mesothelioma [cell line Y-MESO-9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376</text:p>
          </table:table-cell>
          <table:table-cell office:value-type="string">
            <text:p>Pleural malignant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airy cell leukemia [cell line MLMA]</text:p>
          </table:table-cell>
          <table:table-cell office:value-type="string">
            <text:p>9940/3</text:p>
          </table:table-cell>
          <table:table-cell office:value-type="string">
            <text:p>Hairy cell leukemia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7402</text:p>
          </table:table-cell>
          <table:table-cell office:value-type="string">
            <text:p>Hairy cell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at ductal intraepithelial neoplasia</text:p>
          </table:table-cell>
          <table:table-cell office:value-type="string">
            <text:p>8050/0</text:p>
          </table:table-cell>
          <table:table-cell office:value-type="string">
            <text:p>Papill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7440</text:p>
          </table:table-cell>
          <table:table-cell office:value-type="string">
            <text:p>Papill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monocytic leukemia [cell line KY821]</text:p>
          </table:table-cell>
          <table:table-cell office:value-type="string">
            <text:p>9867/3</text:p>
          </table:table-cell>
          <table:table-cell office:value-type="string">
            <text:p>Acute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463</text:p>
          </table:table-cell>
          <table:table-cell office:value-type="string">
            <text:p>Acute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tinoblastoma</text:p>
          </table:table-cell>
          <table:table-cell office:value-type="string">
            <text:p>9510/3</text:p>
          </table:table-cell>
          <table:table-cell office:value-type="string">
            <text:p>Retinoblastoma, NOS</text:p>
          </table:table-cell>
          <table:table-cell office:value-type="string">
            <text:p>C69.2</text:p>
          </table:table-cell>
          <table:table-cell office:value-type="string">
            <text:p>Retina</text:p>
          </table:table-cell>
          <table:table-cell office:value-type="string">
            <text:p>C7541</text:p>
          </table:table-cell>
          <table:table-cell office:value-type="string">
            <text:p>Retin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kin tumor [cell line SK-N-MC]</text:p>
          </table:table-cell>
          <table:table-cell office:value-type="string">
            <text:p>9365/3</text:p>
          </table:table-cell>
          <table:table-cell office:value-type="string">
            <text:p>Askin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7542</text:p>
          </table:table-cell>
          <table:table-cell office:value-type="string">
            <text:p>Askin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adenocarcinoma [cell line INT.Ov2]</text:p>
          </table:table-cell>
          <table:table-cell office:value-type="string">
            <text:p>8441/3</text:p>
          </table:table-cell>
          <table:table-cell office:value-type="string">
            <text:p>serous 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550</text:p>
          </table:table-cell>
          <table:table-cell office:value-type="string">
            <text:p>Ovarian serous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ystadenocarcinoma [cell line OV-MZ-15]</text:p>
          </table:table-cell>
          <table:table-cell office:value-type="string">
            <text:p>8441/3</text:p>
          </table:table-cell>
          <table:table-cell office:value-type="string">
            <text:p>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550</text:p>
          </table:table-cell>
          <table:table-cell office:value-type="string">
            <text:p>Ovarian 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tastatic lobular breast carcinoma [cell line HCC2185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6328</text:p>
          </table:table-cell>
          <table:table-cell office:value-type="string">
            <text:p>Metastatic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Infiltrating duct and lobular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688</text:p>
          </table:table-cell>
          <table:table-cell table:style-name="ce5" office:value-type="string">
            <text:p>Invasive Ductal and Lob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adenocarcinoma [cell line CAOV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700</text:p>
          </table:table-cell>
          <table:table-cell office:value-type="string">
            <text:p>Ovarian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709</text:p>
          </table:table-cell>
          <table:table-cell office:value-type="string">
            <text:p>Digestive System Neuroendocrine Tumor G1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veal melanoma [cell line Mel202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</text:p>
          </table:table-cell>
          <table:table-cell office:value-type="string">
            <text:p>C7712</text:p>
          </table:table-cell>
          <table:table-cell office:value-type="string">
            <text:p>Uveal mela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bowel juvenile polyps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7888</text:p>
          </table:table-cell>
          <table:table-cell office:value-type="string">
            <text:p>Small Intestin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odenal adenocarcinoma [cell line AZ-52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889</text:p>
          </table:table-cell>
          <table:table-cell office:value-type="string">
            <text:p>Duoden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breast carcinoma [cell line MDA-MB-134-VI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950</text:p>
          </table:table-cell>
          <table:table-cell office:value-type="string">
            <text:p>Invasive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breast carcinoma [cell line SUM44PE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7950</text:p>
          </table:table-cell>
          <table:table-cell office:value-type="string">
            <text:p>Invasive 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acute lymphoblastic leukemia [cell line J.gamma1]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953</text:p>
          </table:table-cell>
          <table:table-cell office:value-type="string">
            <text:p>Childhood T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eukemia [cell line KHM-10B]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954</text:p>
          </table:table-cell>
          <table:table-cell office:value-type="string">
            <text:p>Adult Burkitt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ovarian tumor</text:p>
          </table:table-cell>
          <table:table-cell office:value-type="string">
            <text:p>8380/0</text:p>
          </table:table-cell>
          <table:table-cell office:value-type="string">
            <text:p>Endometroid 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endometrioid adenocarcinoma [cell line TOV-112D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oadenocarcinoma [cell line IGROV-1]</text:p>
          </table:table-cell>
          <table:table-cell office:value-type="string">
            <text:p>8440/3</text:p>
          </table:table-cell>
          <table:table-cell office:value-type="string">
            <text:p>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squamous cell carcinoma [cell line A-25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1.9</text:p>
          </table:table-cell>
          <table:table-cell office:value-type="string">
            <text:p>Tongue</text:p>
          </table:table-cell>
          <table:table-cell office:value-type="string">
            <text:p>C7991</text:p>
          </table:table-cell>
          <table:table-cell office:value-type="string">
            <text:p>Salivary gland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7992</text:p>
          </table:table-cell>
          <table:table-cell office:value-type="string">
            <text:p>Nasopharyngeal Keratinizing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8026</text:p>
          </table:table-cell>
          <table:table-cell office:value-type="string">
            <text:p>Salivary Gland 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Waldenstrom macroglobuli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0307</text:p>
          </table:table-cell>
          <table:table-cell office:value-type="string">
            <text:p>Waldenstrom Macroglobulin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carcinoma [cell line FTC-133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gland follicular carcinoma [cell line FTC-238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8054</text:p>
          </table:table-cell>
          <table:table-cell office:value-type="string">
            <text:p>Thyroid Gland Follicular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pper gingival squamous cell carcinoma [cell line Sa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8173</text:p>
          </table:table-cell>
          <table:table-cell office:value-type="string">
            <text:p>Upper gingiv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C8181</text:p>
          </table:table-cell>
          <table:table-cell office:value-type="string">
            <text:p>Oropharyngeal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erapy related myeloid neoplasm [cell line OHN-GM]</text:p>
          </table:table-cell>
          <table:table-cell office:value-type="string">
            <text:p>9920/3</text:p>
          </table:table-cell>
          <table:table-cell office:value-type="string">
            <text:p>acute myeloid leukemi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C8252</text:p>
          </table:table-cell>
          <table:table-cell office:value-type="string">
            <text:p>Therapy-Related Acute Myeloid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cytic leukemia [cell line TUR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8263</text:p>
          </table:table-cell>
          <table:table-cell office:value-type="string">
            <text:p>Adult acute monocy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RWP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duct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HuP-T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s adeno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small round cell tumor</text:p>
          </table:table-cell>
          <table:table-cell office:value-type="string">
            <text:p>8806/3</text:p>
          </table:table-cell>
          <table:table-cell office:value-type="string">
            <text:p>Desmoplastic small round cell tumor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C8300</text:p>
          </table:table-cell>
          <table:table-cell office:value-type="string">
            <text:p>Desmoplastic Small Round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intraepithelial neoplasia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patosplen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459</text:p>
          </table:table-cell>
          <table:table-cell office:value-type="string">
            <text:p>Hepatosplenic T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Nonseminoma Testicular Germ Cell Tumou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germ cell tumo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 acute lymphoblastic leukemia [cell line BALM9]</text:p>
          </table:table-cell>
          <table:table-cell office:value-type="string">
            <text:p>9811/3</text:p>
          </table:table-cell>
          <table:table-cell office:value-type="string">
            <text:p>B lymphoblastic leukemia/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, mature B-cell type [cell line U-293]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aemia</text:p>
          </table:table-cell>
          <table:table-cell office:value-type="string">
            <text:p>9836/3</text:p>
          </table:table-cell>
          <table:table-cell office:value-type="string">
            <text:p>Precursor B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Precursor B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id tumor of the kidney [cell line G-401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8715</text:p>
          </table:table-cell>
          <table:table-cell office:value-type="string">
            <text:p>Rhabdoid tumor of the kidney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 [cell line CH1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erm cell tumor [cell line PA-1]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lapse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umor tissue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ukemic MCL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 novo diffuse large B-cell lymphoma, NOS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51</text:p>
          </table:table-cell>
          <table:table-cell office:value-type="string">
            <text:p>Diffuse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, NOS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-Associated Lymphatic Tissu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al Marginal Zon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morphic B-cell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lecular Burkitt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ermediate germinal center-like diffuse large B-cell / Burkitt lymphoma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ic lymphoma [B-cell]</text:p>
          </table:table-cell>
          <table:table-cell office:value-type="string">
            <text:p>9728/3</text:p>
          </table:table-cell>
          <table:table-cell office:value-type="string">
            <text:p>Precursor B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68</text:p>
          </table:table-cell>
          <table:table-cell office:value-type="string">
            <text:p>Grade 2 Follicular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sarcoma [cell line A-204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rhabdomyosarcoma [cell line RD]</text:p>
          </table:table-cell>
          <table:table-cell office:value-type="string">
            <text:p>8910/3</text:p>
          </table:table-cell>
          <table:table-cell office:value-type="string">
            <text:p>embryonal rhabdomyosarc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rtisol producing adrenocortical adenoma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adenoma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germ cell tumor [embryonal carcinoma and seminoma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germ cell tumor [mature teratoma, spinal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015</text:p>
          </table:table-cell>
          <table:table-cell office:value-type="string">
            <text:p>Mature Tera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medullary carcinoma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9119</text:p>
          </table:table-cell>
          <table:table-cell office:value-type="string">
            <text:p>Medullary Breast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squamous lung carcinoma [cell line HCC366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9133</text:p>
          </table:table-cell>
          <table:table-cell office:value-type="string">
            <text:p>Adenosquamous lung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 [cell line <text:s/>Hs 707(A).T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ma [gastric, intestinal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9157</text:p>
          </table:table-cell>
          <table:table-cell office:value-type="string">
            <text:p>Gastric Intestinal Type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<text:s/>Diffuse adenocarcinoma [poorly differentiated, Lymph node and pancreatic metastasis]</text:p>
          </table:table-cell>
          <table:table-cell office:value-type="string">
            <text:p>8145/3</text:p>
          </table:table-cell>
          <table:table-cell office:value-type="string">
            <text:p>Carcubinam diffuse type</text:p>
          </table:table-cell>
          <table:table-cell office:value-type="string">
            <text:p>C16.9</text:p>
          </table:table-cell>
          <table:table-cell office:value-type="string">
            <text:p>Stomach, NOS</text:p>
          </table:table-cell>
          <table:table-cell office:value-type="string">
            <text:p>C9159</text:p>
          </table:table-cell>
          <table:table-cell office:value-type="string">
            <text:p>Diffuse Gastric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B-cell lymphoma [cell line Karpas-1106P]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ediastinal B-cell lymphoma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large B-cell lymphoma [cell line MedB-1]</text:p>
          </table:table-cell>
          <table:table-cell office:value-type="string">
            <text:p>9679/3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0</text:p>
          </table:table-cell>
          <table:table-cell office:value-type="string">
            <text:p>Mediastinal (thymic) large B-cell lymphoma 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ndritic cell tumour</text:p>
          </table:table-cell>
          <table:table-cell office:value-type="string">
            <text:p>9757/3</text:p>
          </table:table-cell>
          <table:table-cell office:value-type="string">
            <text:p>Interdigitating dendritic cell sarc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2</text:p>
          </table:table-cell>
          <table:table-cell office:value-type="string">
            <text:p>Interdigitating Dendritic Cell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oft tissue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ulmonary artery intimal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minoma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Seminoma Testicular Germ Cell Tumour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carcinoma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al cortex carcinoma [cell line SW13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neoblastoma [pineal region]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9344</text:p>
          </table:table-cell>
          <table:table-cell office:value-type="string">
            <text:p>Pineoblas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 [cell line HDLM-2]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um adenocarcinoma [Rectum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rmatofibrosarcoma protuberans</text:p>
          </table:table-cell>
          <table:table-cell office:value-type="string">
            <text:p>8833/3</text:p>
          </table:table-cell>
          <table:table-cell office:value-type="string">
            <text:p>Pigmented dermatofibrosarcoma protuberan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430</text:p>
          </table:table-cell>
          <table:table-cell office:value-type="string">
            <text:p>Pigmented Dermatofibrosarcoma Protuberans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astrocytoma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of the salivary gland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9480</text:p>
          </table:table-cell>
          <table:table-cell office:value-type="string">
            <text:p>Invasive Carc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somatostatinoma [cell line QGP-1]</text:p>
          </table:table-cell>
          <table:table-cell office:value-type="string">
            <text:p>8156/3</text:p>
          </table:table-cell>
          <table:table-cell office:value-type="string">
            <text:p>Somatostatinoma, malignant</text:p>
          </table:table-cell>
          <table:table-cell office:value-type="string">
            <text:p>C25.9</text:p>
          </table:table-cell>
          <table:table-cell office:value-type="string">
            <text:p>Pancreas</text:p>
          </table:table-cell>
          <table:table-cell office:value-type="string">
            <text:p>C95595</text:p>
          </table:table-cell>
          <table:table-cell office:value-type="string">
            <text:p>Pancreatic somatostatinoma</text:p>
          </table:table-cell>
          <table:table-cell table:number-columns-repeated="1012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horiocarcinoma [cell line SCH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95749</text:p>
          </table:table-cell>
          <table:table-cell office:value-type="string">
            <text:p>Gastric chori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[colorectal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3N0M0, stage 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1N0M0, stage 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adenocarcinoma [right palate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Ascending colon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above]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carcinoma</text:p>
          </table:table-cell>
          <table:table-cell office:value-type="string">
            <text:p>8032/3</text:p>
          </table:table-cell>
          <table:table-cell office:value-type="string">
            <text:p>Spindle cell carcin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Spitz tumor [face]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in transformation [RAEBT, secondary]</text:p>
          </table:table-cell>
          <table:table-cell office:value-type="string">
            <text:p>9984/3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080</text:p>
          </table:table-cell>
          <table:table-cell table:style-name="ce7" office:value-type="string">
            <text:p>Refractory Anemia with Excess Blasts in Transform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in situ [oral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in situ [cervix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096</text:p>
          </table:table-cell>
          <table:table-cell office:value-type="string">
            <text:p>Undifferentiated (Embryonal)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mbryonal sarcoma [liver, undifferentiated]</text:p>
          </table:table-cell>
          <table:table-cell office:value-type="string">
            <text:p>8991/3</text:p>
          </table:table-cell>
          <table:table-cell office:value-type="string">
            <text:p>Embryonal sarc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27096</text:p>
          </table:table-cell>
          <table:table-cell office:value-type="string">
            <text:p>Undifferentiated (Embryonal)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Mucin-producing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7379</text:p>
          </table:table-cell>
          <table:table-cell office:value-type="string">
            <text:p>Mucin-Producing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P-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myelodysplastic syndrome</text:p>
          </table:table-cell>
          <table:table-cell office:value-type="string">
            <text:p>9987/3</text:p>
          </table:table-cell>
          <table:table-cell office:value-type="string">
            <text:p>Therapy-related 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22</text:p>
          </table:table-cell>
          <table:table-cell office:value-type="string">
            <text:p>Therapy-Related 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panmyelosis with myelofibrosi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xoid liposarcoma [G2]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27781</text:p>
          </table:table-cell>
          <table:table-cell office:value-type="string">
            <text:p>Myxoid Lip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combined ordinary and blue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nevus [ovoid melanocytes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rmal melanocytic proliferation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iferating neurocristic hamartoma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llular Blue nevus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 nevus [recurrent, agminated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deep pen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ue nevus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27816</text:p>
          </table:table-cell>
          <table:table-cell office:value-type="string">
            <text:p>Pigmented Nevu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myeloid leukemia [cell line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912</text:p>
          </table:table-cell>
          <table:table-cell office:value-type="string">
            <text:p>Therapy-Related Myeloid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leukemia [RAEB, after ovarian ca.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7912</text:p>
          </table:table-cell>
          <table:table-cell office:value-type="string">
            <text:p>Therapy-Related Myeloid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Metaplastic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7949</text:p>
          </table:table-cell>
          <table:table-cell office:value-type="string">
            <text:p>Metapla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e adenocarcinoma [stage II, Gleason 7 [3 <text:s/>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pancreatic duct 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carcinoma [Sporadic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mor cells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tumor, history of colitis ulceros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arcinoma [cell line HT29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s ductal adenocarcinoma [cell line Cfpac1, liver metastasis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adenocarcinoma with choriocarcinomatous differentiation [adenocarcinomatous par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smatch repair-proficient colorectal cancer [Rectum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macarcinoma [colorectal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asal cell adenocarcinoma, membranous type, palatal gland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adenomatous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tumor [multiple, primary hyperparathyroidism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rahepatic cile duc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cal nodular hyperplasi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plasmacytoid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adenoma [gonadotroph cell adenoma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-Grade Tubular-Mucinous Renal Neoplasm [pT2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-mucinous renal tumor of low malignant potential [pT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855</text:p>
          </table:table-cell>
          <table:table-cell table:style-name="ce4" office:value-type="string">
            <text:p>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diopathic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, NOS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oma [carcinoid type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[lung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tumor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, NOS [cervix, cell line C4I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oalveolar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ameloblastic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peritoneal carcinomatosi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lung or bronchu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uctal carcinoma in situ, recurren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24</text:p>
          </table:table-cell>
          <table:table-cell table:style-name="ce4" office:value-type="string">
            <text:p>Ductal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cal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nile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60.9</text:p>
          </table:table-cell>
          <table:table-cell office:value-type="string">
            <text:p>Peni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pT1a G2 of the left vocal cord [primary tumor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ynx carcinoma [nodal negativ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of the larynx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squamous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neoplasia of the cervix, cell line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s [HPVpo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arcinoma [urinary tract, chronic Arsenic exposure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bladder adeno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ell carcinoma [pT3, G3] in Balkan endemic nephropathy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tumor [stage pT3a, G3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blastoma</text:p>
          </table:table-cell>
          <table:table-cell office:value-type="string">
            <text:p>9230/0</text:p>
          </table:table-cell>
          <table:table-cell office:value-type="string">
            <text:p>Chondr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2945</text:p>
          </table:table-cell>
          <table:table-cell office:value-type="string">
            <text:p>Chond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oplasms with ACC-like features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id cystic carcinomas [trachea, grade I, stage I]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3.9</text:p>
          </table:table-cell>
          <table:table-cell office:value-type="string">
            <text:p>Trachea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[breast, Borderline]</text:p>
          </table:table-cell>
          <table:table-cell office:value-type="string">
            <text:p>9020/1</text:p>
          </table:table-cell>
          <table:table-cell office:value-type="string">
            <text:p>Phyllodes tumor, borderli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2977</text:p>
          </table:table-cell>
          <table:table-cell office:value-type="string">
            <text:p>Phyllode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sis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1</text:p>
          </table:table-cell>
          <table:table-cell office:value-type="string">
            <text:p>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ult fibrosarcoma [grade 2, thorax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a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3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ma [Abdominal]</text:p>
          </table:table-cell>
          <table:table-cell office:value-type="string">
            <text:p>9490/0</text:p>
          </table:table-cell>
          <table:table-cell office:value-type="string">
            <text:p>Ganglioneur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049</text:p>
          </table:table-cell>
          <table:table-cell office:value-type="string">
            <text:p>Ganglioneu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 multiforme [supratentorial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, familial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onal tumor [brain, right temporal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vernous 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pericytoma</text:p>
          </table:table-cell>
          <table:table-cell office:value-type="string">
            <text:p>9150/1</text:p>
          </table:table-cell>
          <table:table-cell office:value-type="string">
            <text:p>Hemangiopericyt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087</text:p>
          </table:table-cell>
          <table:table-cell table:style-name="ce4" office:value-type="string">
            <text:p>Hemangioperi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v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ngerhans cell histiocytosis</text:p>
          </table:table-cell>
          <table:table-cell office:value-type="string">
            <text:p>9751/1</text:p>
          </table:table-cell>
          <table:table-cell office:value-type="string">
            <text:p>Langerhans cell histiocytosis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107</text:p>
          </table:table-cell>
          <table:table-cell office:value-type="string">
            <text:p>Langerhans Cell Histiocyt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ma [Esophagus]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C3157</text:p>
          </table:table-cell>
          <table:table-cell office:value-type="string">
            <text:p>Leiomy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 cell Leiomyosarcoma [grade III, local recurrence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sarcoma G3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terine Leiomyosarcoma [grade I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eiomyosarcoma [grade III, primary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lymphocytic leukaemia [increased prolymphocytes, Binet A]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Lymphocytic Lymphom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LL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, NOS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/lymphoblastic lymphom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 minimal differentiation (FAB type M0)</text:p>
          </table:table-cell>
          <table:table-cell office:value-type="string">
            <text:p>9872/3</text:p>
          </table:table-cell>
          <table:table-cell office:value-type="string">
            <text:p>Acute myeloid leukemia, minimal differenti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1</text:p>
          </table:table-cell>
          <table:table-cell office:value-type="string">
            <text:p>Acute Myeloi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174</text:p>
          </table:table-cell>
          <table:table-cell office:value-type="string">
            <text:p>Chronic Myelogenous Leukemia, BCR-ABL1 Positiv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lipomatous tumor/atypical lipoma/well-differentiated liposarc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 lymphoma, unclassified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NS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ell lymphoma, NOS [IG-IRF4 pos.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11</text:p>
          </table:table-cell>
          <table:table-cell table:style-name="ce7" office:value-type="string">
            <text:p>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B-cell NO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211</text:p>
          </table:table-cell>
          <table:table-cell table:style-name="ce7" office:value-type="string">
            <text:p>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and glial differentiation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differentiation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my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elanoma [metastatic, shoulder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, polyploid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ant melanoma [iris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gnant melanoma [conjunctiva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urrent 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al 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meningioma [12ys after radiotherapy of medulloblastoma]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us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othelioma, biphasic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 [Femur]</text:p>
          </table:table-cell>
          <table:table-cell office:value-type="string">
            <text:p>9732/3</text:p>
          </table:table-cell>
          <table:table-cell office:value-type="string">
            <text:p>Multiple myel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unilineage 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 and ring sideroblast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out maturation [FAB M1, refractory]</text:p>
          </table:table-cell>
          <table:table-cell office:value-type="string">
            <text:p>9873/3</text:p>
          </table:table-cell>
          <table:table-cell office:value-type="string">
            <text:p>Acute myeloid leukemia without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249</text:p>
          </table:table-cell>
          <table:table-cell office:value-type="string">
            <text:p>Acute Myeloid Leukemia without Matur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chwannoma [spinal [cellular schwannoma]]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ligodendroglial tumor [low grade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oligodendroglioma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blastoma</text:p>
          </table:table-cell>
          <table:table-cell office:value-type="string">
            <text:p>9200/0</text:p>
          </table:table-cell>
          <table:table-cell office:value-type="string">
            <text:p>Oste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294</text:p>
          </table:table-cell>
          <table:table-cell office:value-type="string">
            <text:p>Oste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chondroma [fibula]</text:p>
          </table:table-cell>
          <table:table-cell office:value-type="string">
            <text:p>9210/0</text:p>
          </table:table-cell>
          <table:table-cell office:value-type="string">
            <text:p>Osteochondr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295</text:p>
          </table:table-cell>
          <table:table-cell table:style-name="ce4" office:value-type="string">
            <text:p>Osteochond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id osteoma</text:p>
          </table:table-cell>
          <table:table-cell office:value-type="string">
            <text:p>9191/0</text:p>
          </table:table-cell>
          <table:table-cell office:value-type="string">
            <text:p>Osteoid oste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297</text:p>
          </table:table-cell>
          <table:table-cell office:value-type="string">
            <text:p>Osteoid Oste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tituitary adenoma [endocrinologically inactive, primary]</text:p>
          </table:table-cell>
          <table:table-cell office:value-type="string">
            <text:p>8272/0</text:p>
          </table:table-cell>
          <table:table-cell office:value-type="string">
            <text:p>Pituitary 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29</text:p>
          </table:table-cell>
          <table:table-cell office:value-type="string">
            <text:p>Pituitary Gland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tumor [prolactin]</text:p>
          </table:table-cell>
          <table:table-cell office:value-type="string">
            <text:p>8271/0</text:p>
          </table:table-cell>
          <table:table-cell office:value-type="string">
            <text:p>Prolactinoma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42</text:p>
          </table:table-cell>
          <table:table-cell office:value-type="string">
            <text:p>Prolactin-Producing Pituitary Gland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ooth muscle tumour, malignant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matostatinoma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379</text:p>
          </table:table-cell>
          <table:table-cell table:style-name="ce4" office:value-type="string">
            <text:p>Somatostatin-Producing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owth hormone-secreting pituitary tumor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3379</text:p>
          </table:table-cell>
          <table:table-cell table:style-name="ce4" office:value-type="string">
            <text:p>Somatostatin-Producing Neuroendocrine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oorly differentiated synovial sarcoma</text:p>
          </table:table-cell>
          <table:table-cell office:value-type="string">
            <text:p>9040/3</text:p>
          </table:table-cell>
          <table:table-cell office:value-type="string">
            <text:p>Synovial 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400</text:p>
          </table:table-cell>
          <table:table-cell office:value-type="string">
            <text:p>Synovi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t otherwise 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leukemia NOS [cell line MV411]</text:p>
          </table:table-cell>
          <table:table-cell office:value-type="string">
            <text:p>9860/3</text:p>
          </table:table-cell>
          <table:table-cell office:value-type="string">
            <text:p>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4774</text:p>
          </table:table-cell>
          <table:table-cell table:style-name="ce4" office:value-type="string">
            <text:p>Chronic Mon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dysplastic tissue [microsatellite stable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adenoma of the thyroid</text:p>
          </table:table-cell>
          <table:table-cell office:value-type="string">
            <text:p>8330/0</text:p>
          </table:table-cell>
          <table:table-cell office:value-type="string">
            <text:p>Follicular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502</text:p>
          </table:table-cell>
          <table:table-cell office:value-type="string">
            <text:p>Thyroid Gland Follicular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Central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35870</text:p>
          </table:table-cell>
          <table:table-cell office:value-type="string">
            <text:p>Conventional Oste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ic carcinoma of the thyroid [stage PT4N1aMx, grade Moderate]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carcinoma, Huerthle cell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carcinoma</text:p>
          </table:table-cell>
          <table:table-cell office:value-type="string">
            <text:p>8020/3</text:p>
          </table:table-cell>
          <table:table-cell office:value-type="string">
            <text:p>Carcinoma, undifferentiated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d Leiomyosarcoma [grade III, primary]</text:p>
          </table:table-cell>
          <table:table-cell office:value-type="string">
            <text:p>8891/3</text:p>
          </table:table-cell>
          <table:table-cell office:value-type="string">
            <text:p>Epithelioid leio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00</text:p>
          </table:table-cell>
          <table:table-cell office:value-type="string">
            <text:p>Epithelioid Lei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papilloma</text:p>
          </table:table-cell>
          <table:table-cell office:value-type="string">
            <text:p>8052/0</text:p>
          </table:table-cell>
          <table:table-cell office:value-type="string">
            <text:p>Squamous cell papill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712</text:p>
          </table:table-cell>
          <table:table-cell office:value-type="string">
            <text:p>Squamo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sarcoma [cell line FU-EPS-1]</text:p>
          </table:table-cell>
          <table:table-cell office:value-type="string">
            <text:p>8804/3</text:p>
          </table:table-cell>
          <table:table-cell office:value-type="string">
            <text:p>Epithelioid sarc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714</text:p>
          </table:table-cell>
          <table:table-cell table:style-name="ce4" office:value-type="string">
            <text:p>Epithelioid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NOS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systemic type [ALK pos.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s [cell line DEL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cutaneous type</text:p>
          </table:table-cell>
          <table:table-cell office:value-type="string">
            <text:p>9718/3</text:p>
          </table:table-cell>
          <table:table-cell office:value-type="string">
            <text:p>Anaplastic large cell lymphoma, cutaneous typ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3721</text:p>
          </table:table-cell>
          <table:table-cell office:value-type="string">
            <text:p>Lymphomatoid Papul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squamous carcinoma [lung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727</text:p>
          </table:table-cell>
          <table:table-cell office:value-type="string">
            <text:p>Adenosquam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tumor of bone</text:p>
          </table:table-cell>
          <table:table-cell office:value-type="string">
            <text:p>9250/1</text:p>
          </table:table-cell>
          <table:table-cell office:value-type="string">
            <text:p>Giant cell tumor of bone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738</text:p>
          </table:table-cell>
          <table:table-cell office:value-type="string">
            <text:p>Osteoclastic Giant Cell-Rich Tumor of Bon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adenoma of the breast</text:p>
          </table:table-cell>
          <table:table-cell office:value-type="string">
            <text:p>9010/0</text:p>
          </table:table-cell>
          <table:table-cell office:value-type="string">
            <text:p>Fibroade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44</text:p>
          </table:table-cell>
          <table:table-cell office:value-type="string">
            <text:p>Breast Fibro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leiomyoma</text:p>
          </table:table-cell>
          <table:table-cell office:value-type="string">
            <text:p>8894/0</text:p>
          </table:table-cell>
          <table:table-cell office:value-type="string">
            <text:p>Angiomy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747</text:p>
          </table:table-cell>
          <table:table-cell office:value-type="string">
            <text:p>Angioleiomy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adenoma, Huerthle cell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3759</text:p>
          </table:table-cell>
          <table:table-cell table:style-name="ce4"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oma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3759</text:p>
          </table:table-cell>
          <table:table-cell table:style-name="ce4"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tic acinar carcinoma</text:p>
          </table:table-cell>
          <table:table-cell office:value-type="string">
            <text:p>8550/3</text:p>
          </table:table-cell>
          <table:table-cell office:value-type="string">
            <text:p>Acinar cell carcin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, NOS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oid adeno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 [grade G2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3769</text:p>
          </table:table-cell>
          <table:table-cell office:value-type="string">
            <text:p>Endometri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crine pancreatic tumor [Nonfunctional, metastasizing, metastasis]</text:p>
          </table:table-cell>
          <table:table-cell office:value-type="string">
            <text:p>8150/3</text:p>
          </table:table-cell>
          <table:table-cell office:value-type="string">
            <text:p>Pancreatic endocrine tumor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70</text:p>
          </table:table-cell>
          <table:table-cell office:value-type="string">
            <text:p>Pancreatic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carcinoma of the breast [grade I, stage pT1c, 0 pos. LN, dist metast. no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Adenocarcinoma [breast, G2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tumour [pancreas, Liver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tumor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carcinoma [Classic, Masaoka stage rIII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epithelial ovarian cancer [side population cells]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6</text:p>
          </table:table-cell>
          <table:table-cell table:style-name="ce5" office:value-type="string">
            <text:p>Mucin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adenocarcinoma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6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 of the ovary, G3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, Poorly differentiated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ovarian tumor [Serous papillary adenocarcinoma, G2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arcinoma [fallopian tube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9</text:p>
          </table:table-cell>
          <table:table-cell office:value-type="string">
            <text:p>Other female genital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al ovarian adeno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3778</text:p>
          </table:table-cell>
          <table:table-cell table:style-name="ce5" office:value-type="string">
            <text:p>Serous Cyst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granuloma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779</text:p>
          </table:table-cell>
          <table:table-cell office:value-type="string">
            <text:p>Giant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glioma [temporooccipital]</text:p>
          </table:table-cell>
          <table:table-cell office:value-type="string">
            <text:p>9505/1</text:p>
          </table:table-cell>
          <table:table-cell office:value-type="string">
            <text:p>Gangli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88</text:p>
          </table:table-cell>
          <table:table-cell office:value-type="string">
            <text:p>Ganglio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thesio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 intermixed [Schwannian stroma-rich]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nerve sheath tumor [groin, recurrence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schwannoma [grade 2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fibroma [juvenile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30.9</text:p>
          </table:table-cell>
          <table:table-cell office:value-type="string">
            <text:p>Nasal cavity including nasal cartilage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nasopharyngeal angiofibroma [Fischl class. II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blastoma [sporadic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pillary hemangioblastoma [medulla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habdoid tumor [extrarenal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xtrarenal rhabdoid tumor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hepatocellular carcinoma and cholangiocarcinoma [Chronic cholangitis]</text:p>
          </table:table-cell>
          <table:table-cell office:value-type="string">
            <text:p>8180/3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C3828</text:p>
          </table:table-cell>
          <table:table-cell office:value-type="string">
            <text:p>Combined Hepatocellular Carcinoma and Cholangi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Chondromyxoid fibr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3830</text:p>
          </table:table-cell>
          <table:table-cell table:style-name="ce4" office:value-type="string">
            <text:p>Chondromyxoid 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autonomic nerve tumor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uncertain malignant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borderline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low biological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3868</text:p>
          </table:table-cell>
          <table:table-cell table:style-name="ce7" office:value-type="string">
            <text:p>Gastrointestinal Stro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carcinoma with squamous cell carcinoma [lung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neuroendocrine carcinoma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Spermatocytic sem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C39921</text:p>
          </table:table-cell>
          <table:table-cell table:style-name="ce4" office:value-type="string">
            <text:p>Testicular Spermatocytic Sem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 of Uncertain Significance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3996</text:p>
          </table:table-cell>
          <table:table-cell office:value-type="string">
            <text:p>Monoclonal Gammopathy of Undetermined Significanc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of the breast [Her2 normal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breast adeno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adenocarcinoma [pT2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breast [BRCA1pos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with a predominant intraductal component [grade II, stage pT1c, 3 pos. LN, dist metast. yes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[ER 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CI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[grade III, stage pT2, 9 pos. LN, dist metast. no]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east cancer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/ ductal carcinoma in situ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invasive DCIS, G3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obular carcinoma in situ [breast]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 lobular carcinomas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 with prominent smooth muscle stroma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 [cell line 786-0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tubular and spindle cell carcinoma of the kidney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, clear cell [T2N0M0, G2, microsatellite alterations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hyroid adenocarcinoma [familial, nodes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thyroid hyperplasia [familial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renal carcinoma [lung metastasis derived cell line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adeno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 [stage PT2NOMx, grade High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ringed sideroblasts [RARS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strocytoma, pilocytic/juvenile [familial]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ningioma [recurrent]</text:p>
          </table:table-cell>
          <table:table-cell office:value-type="string">
            <text:p>9530/3</text:p>
          </table:table-cell>
          <table:table-cell office:value-type="string">
            <text:p>Mening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051</text:p>
          </table:table-cell>
          <table:table-cell office:value-type="string">
            <text:p>Anaplastic (Malignant) 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094</text:p>
          </table:table-cell>
          <table:table-cell table:style-name="ce7" office:value-type="string">
            <text:p>Pleomorphic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ransitional cell carcinoma [low grade]</text:p>
          </table:table-cell>
          <table:table-cell office:value-type="string">
            <text:p>8130/3</text:p>
          </table:table-cell>
          <table:table-cell office:value-type="string">
            <text:p>Papillary transitional cell carcinoma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C4122</text:p>
          </table:table-cell>
          <table:table-cell office:value-type="string">
            <text:p>Papillary Transitio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tumor [epithelial, low malignant potential]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123</text:p>
          </table:table-cell>
          <table:table-cell office:value-type="string">
            <text:p>Adenocarcinoma In Situ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ma [colorectal]</text:p>
          </table:table-cell>
          <table:table-cell office:value-type="string">
            <text:p>8211/0</text:p>
          </table:table-cell>
          <table:table-cell office:value-type="string">
            <text:p>Tubular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33</text:p>
          </table:table-cell>
          <table:table-cell office:value-type="string">
            <text:p>Tubular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amilial adenomatous polyposis</text:p>
          </table:table-cell>
          <table:table-cell office:value-type="string">
            <text:p>8220/3</text:p>
          </table:table-cell>
          <table:table-cell office:value-type="string">
            <text:p>Adenocarcinoma in adenomatous polyposis coli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34</text:p>
          </table:table-cell>
          <table:table-cell table:style-name="ce4" office:value-type="string">
            <text:p>Adenocarcinoma in Adenomatous Polyposis Col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lovillous adenoma [colorectal]</text:p>
          </table:table-cell>
          <table:table-cell office:value-type="string">
            <text:p>8263/0</text:p>
          </table:table-cell>
          <table:table-cell office:value-type="string">
            <text:p>Tubulovillous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143</text:p>
          </table:table-cell>
          <table:table-cell office:value-type="string">
            <text:p>Tubulovillous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etal adenoma of the thyroid</text:p>
          </table:table-cell>
          <table:table-cell office:value-type="string">
            <text:p>8333/0</text:p>
          </table:table-cell>
          <table:table-cell office:value-type="string">
            <text:p>Microfollicular 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160</text:p>
          </table:table-cell>
          <table:table-cell table:style-name="ce4" office:value-type="string">
            <text:p>Thyroid Gland Fetal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xtaglomerular cell tumors [JGCT, reninoma]</text:p>
          </table:table-cell>
          <table:table-cell office:value-type="string">
            <text:p>8361/0</text:p>
          </table:table-cell>
          <table:table-cell office:value-type="string">
            <text:p>Juxtaglomerular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162</text:p>
          </table:table-cell>
          <table:table-cell office:value-type="string">
            <text:p>Juxtaglomerular Cel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8</text:p>
          </table:table-cell>
          <table:table-cell table:style-name="ce7" office:value-type="string">
            <text:p>Comed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8</text:p>
          </table:table-cell>
          <table:table-cell table:style-name="ce4" office:value-type="string">
            <text:p>Comed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breast cancer [cell line, xenografts]</text:p>
          </table:table-cell>
          <table:table-cell office:value-type="string">
            <text:p>8502/3</text:p>
          </table:table-cell>
          <table:table-cell office:value-type="string">
            <text:p>Secretory carcinoma of breas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189</text:p>
          </table:table-cell>
          <table:table-cell office:value-type="string">
            <text:p>Secretory Breast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sympathetic paraganglioma [vagal]</text:p>
          </table:table-cell>
          <table:table-cell office:value-type="string">
            <text:p>8682/1</text:p>
          </table:table-cell>
          <table:table-cell office:value-type="string">
            <text:p>Parasympathetic paraganglioma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4217</text:p>
          </table:table-cell>
          <table:table-cell office:value-type="string">
            <text:p>Parasympathetic Paragang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heochromocytoma</text:p>
          </table:table-cell>
          <table:table-cell office:value-type="string">
            <text:p>8700/3</text:p>
          </table:table-cell>
          <table:table-cell office:value-type="string">
            <text:p>Pheochromocytoma, malignant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Nodular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Elasto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5</text:p>
          </table:table-cell>
          <table:table-cell table:style-name="ce4" office:value-type="string">
            <text:p>Elastofibr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us histiocytoma, malignant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<text:s text:c="3"/>brous histiocytoma [myxoid, metastasized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fibrous histiocytoma [stage IV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ouble-component liposarcoma</text:p>
          </table:table-cell>
          <table:table-cell office:value-type="string">
            <text:p>8855/3</text:p>
          </table:table-cell>
          <table:table-cell office:value-type="string">
            <text:p>Mix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53</text:p>
          </table:table-cell>
          <table:table-cell office:value-type="string">
            <text:p>Mixed Lip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rhabdomyosarcoma [PAX3-FKHR pos.]</text:p>
          </table:table-cell>
          <table:table-cell office:value-type="string">
            <text:p>8901/3</text:p>
          </table:table-cell>
          <table:table-cell office:value-type="string">
            <text:p>Pleomorphic rhabdomyosarcoma, adult type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258</text:p>
          </table:table-cell>
          <table:table-cell office:value-type="string">
            <text:p>Pleomorphic Rhabdomy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tromal sarcoma [low grade]</text:p>
          </table:table-cell>
          <table:table-cell office:value-type="string">
            <text:p>8931/3</text:p>
          </table:table-cell>
          <table:table-cell office:value-type="string">
            <text:p>Endometrial stromal sarcoma, low grade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4263</text:p>
          </table:table-cell>
          <table:table-cell office:value-type="string">
            <text:p>Low Grade Endometrioid Strom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Clear cell sarcoma of kidney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4264</text:p>
          </table:table-cell>
          <table:table-cell office:value-type="string">
            <text:p>Clear Cell Sarcoma of the Kidney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pancreatoblastoma</text:p>
          </table:table-cell>
          <table:table-cell office:value-type="string">
            <text:p>8971/3</text:p>
          </table:table-cell>
          <table:table-cell office:value-type="string">
            <text:p>Pancreatoblast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4265</text:p>
          </table:table-cell>
          <table:table-cell office:value-type="string">
            <text:p>Pancreat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iastinal germ cell tumor [immature teratoma, stage I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sacrococcygeal teratoma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matosis cerebri [infratentorial]</text:p>
          </table:table-cell>
          <table:table-cell office:value-type="string">
            <text:p>9381/3</text:p>
          </table:table-cell>
          <table:table-cell office:value-type="string">
            <text:p>Gliomatosis cerebri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318</text:p>
          </table:table-cell>
          <table:table-cell office:value-type="string">
            <text:p>Gliomatosis Cerebr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Protoplasm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0</text:p>
          </table:table-cell>
          <table:table-cell office:value-type="string">
            <text:p>Protoplasm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Gemist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1</text:p>
          </table:table-cell>
          <table:table-cell office:value-type="string">
            <text:p>Gemistocytic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Fibrillary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2</text:p>
          </table:table-cell>
          <table:table-cell office:value-type="string">
            <text:p>Fibrillary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xanthoastrocytoma [supratentorial]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 Differentiated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epithelioma</text:p>
          </table:table-cell>
          <table:table-cell office:value-type="string">
            <text:p>9501/3</text:p>
          </table:table-cell>
          <table:table-cell office:value-type="string">
            <text:p>Medulloepitheli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4327</text:p>
          </table:table-cell>
          <table:table-cell table:style-name="ce4" office:value-type="string">
            <text:p>Medull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ntle cell lymphoma [t(11;14) positive]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T-Cell/Histiocyte-Rich [stage IA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B-cell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histiocytoma [cell line U937-I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pos., t(14;18) pos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cb [IG-IRF4 pos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.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histiocytic, diffuse [cell line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diac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0</text:p>
          </table:table-cell>
          <table:table-cell office:value-type="string">
            <text:p>Heart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Colon(Cecum)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proliferative disorder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gamma-delta T-cell lymphoma</text:p>
          </table:table-cell>
          <table:table-cell office:value-type="string">
            <text:p>9726/3</text:p>
          </table:table-cell>
          <table:table-cell office:value-type="string">
            <text:p>Primary cutaneous gamma-delta-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5340</text:p>
          </table:table-cell>
          <table:table-cell office:value-type="string">
            <text:p>Primary cutaneous gamma-delta-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carcinoma [metatstasis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showing thymus-like elements</text:p>
          </table:table-cell>
          <table:table-cell office:value-type="string">
            <text:p>8589/3</text:p>
          </table:table-cell>
          <table:table-cell office:value-type="string">
            <text:p>Carcinoma showing thymus-like eleme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46106</text:p>
          </table:table-cell>
          <table:table-cell office:value-type="string">
            <text:p>Thyroid Gland Carcinoma Showing Thymus-Like Differenti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 B-cell lymphoma [Spleen, LN, BM, PB]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lenic marginal zone lymphoma, NOS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erentiating dermatofibrosarcoma protuberans</text:p>
          </table:table-cell>
          <table:table-cell office:value-type="string">
            <text:p>8832/3</text:p>
          </table:table-cell>
          <table:table-cell office:value-type="string">
            <text:p>Dermatofibrosarc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4683</text:p>
          </table:table-cell>
          <table:table-cell office:value-type="string">
            <text:p>Dermatofibrosarcoma Protuberan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-cell lymphoma [blastic, skin involvement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/Tcell lymphoma [cutaneous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Cell Lymphoma [nasal, relapse in ovary]</text:p>
          </table:table-cell>
          <table:table-cell office:value-type="string">
            <text:p>9719/3</text:p>
          </table:table-cell>
          <table:table-cell office:value-type="string">
            <text:p>NK/T-cell lymphoma, nasal and nasal-type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Choroid plexus carcinoma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4715</text:p>
          </table:table-cell>
          <table:table-cell office:value-type="string">
            <text:p>Choroid Plex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-cell odontogenic carcinoma, primary tumor</text:p>
          </table:table-cell>
          <table:table-cell office:value-type="string">
            <text:p>9270/3</text:p>
          </table:table-cell>
          <table:table-cell office:value-type="string">
            <text:p>Odontogenic tumor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C4812</text:p>
          </table:table-cell>
          <table:table-cell table:style-name="ce4" office:value-type="string">
            <text:p>Malignant Odontogenic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sarcoma NOS [grade III, primary]</text:p>
          </table:table-cell>
          <table:table-cell office:value-type="string">
            <text:p>8895/3</text:p>
          </table:table-cell>
          <table:table-cell office:value-type="string">
            <text:p>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883</text:p>
          </table:table-cell>
          <table:table-cell office:value-type="string">
            <text:p>Malignant Muscle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Myofibroblas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49012</text:p>
          </table:table-cell>
          <table:table-cell table:style-name="ce4" office:value-type="string">
            <text:p>Myofibr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ependymoma [grade 3, Post. fossa]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blastoma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s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53686</text:p>
          </table:table-cell>
          <table:table-cell office:value-type="string">
            <text:p>Atypical Choroid Plex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 [grade 1]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C53686</text:p>
          </table:table-cell>
          <table:table-cell office:value-type="string">
            <text:p>Atypical Choroid Plexus Papill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NET with glial component [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itive Neuroectodermal Tumor 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nervous system primitive neuroectodermal tumor [cerebral region <text:s text:c="2"/>frontal lobe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ain neuroblastoma (Primitive neuroectodermal tumor)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medullary carcinoma</text:p>
          </table:table-cell>
          <table:table-cell office:value-type="string">
            <text:p>8319/3</text:p>
          </table:table-cell>
          <table:table-cell office:value-type="string">
            <text:p>Collecting duct 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C6194</text:p>
          </table:table-cell>
          <table:table-cell office:value-type="string">
            <text:p>Carcinoma of the Collecting Ducts of Bellini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-like liposarcoma [thigh, deep]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-differentiated and dedifferentiated liposarcoma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small cell carcinoma [lung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5151</text:p>
          </table:table-cell>
          <table:table-cell table:style-name="ce7" office:value-type="string">
            <text:p>Non-Smal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carcinoma of the breast [grade I, stage pT1c, 0 pos. LN, dist metast. no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reast, BRCAX - familial, Tubular partial cribriform, grade II G1 [van Nuys], T3N1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5192</text:p>
          </table:table-cell>
          <table:table-cell office:value-type="string">
            <text:p>Tubular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thyroid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oradic medullary thyroid carcinoma [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breast [grade III, stage pT1c, 0 pos. LN, dist metast. no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C66718</text:p>
          </table:table-cell>
          <table:table-cell table:style-name="ce4" office:value-type="string">
            <text:p>Medullary Carcinoma, Not Otherwise Specified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alignant melanoma [primary]</text:p>
          </table:table-cell>
          <table:table-cell office:value-type="string">
            <text:p>8770/3</text:p>
          </table:table-cell>
          <table:table-cell office:value-type="string">
            <text:p>Mixed epithelioid and spindle cell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tumor</text:p>
          </table:table-cell>
          <table:table-cell office:value-type="string">
            <text:p>8811/0</text:p>
          </table:table-cell>
          <table:table-cell office:value-type="string">
            <text:p>Fibromyx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66760</text:p>
          </table:table-cell>
          <table:table-cell office:value-type="string">
            <text:p>Fibromyx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Hepatoid adenocarci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C66950</text:p>
          </table:table-cell>
          <table:table-cell table:style-name="ce4" office:value-type="string">
            <text:p>Hepatoid Adeno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toid mesothelioma</text:p>
          </table:table-cell>
          <table:table-cell office:value-type="string">
            <text:p>9051/3</text:p>
          </table:table-cell>
          <table:table-cell office:value-type="string">
            <text:p>Fibrous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6747</text:p>
          </table:table-cell>
          <table:table-cell office:value-type="string">
            <text:p>Desmoplastic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mall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adeno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quamous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papillary cystic tumor of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papillary serous 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ic tumor of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ystadenoma borderline malignancy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ependymoma [Benign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ma, benign [child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cytoma</text:p>
          </table:table-cell>
          <table:table-cell office:value-type="string">
            <text:p>9506/1</text:p>
          </table:table-cell>
          <table:table-cell office:value-type="string">
            <text:p>Central neu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6905</text:p>
          </table:table-cell>
          <table:table-cell office:value-type="string">
            <text:p>Cerebellar Liponeu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teratoid/rhabdoid tumour [infratentorial]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ebral tumor with extensive rhabdoid features</text:p>
          </table:table-cell>
          <table:table-cell office:value-type="string">
            <text:p>9538/3</text:p>
          </table:table-cell>
          <table:table-cell office:value-type="string">
            <text:p>Papillary meningi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6909</text:p>
          </table:table-cell>
          <table:table-cell office:value-type="string">
            <text:p>Rhabdoid Mening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ffusion Lymphoma [Ascites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ike lymphom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/leukemi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46,XY,dup(1)(q25q42),t(8;14)(q24;q32)/46,XY, dup(1)(q21q11),t(8;14)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ocy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6966</text:p>
          </table:table-cell>
          <table:table-cell office:value-type="string">
            <text:p>Pine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C6967</text:p>
          </table:table-cell>
          <table:table-cell office:value-type="string">
            <text:p>Pineal Parenchymal Tumor of Intermediate Differentiation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onoblastic leukemia [FAB M5, refractory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bependymal giant cell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lomyxoid astrocytoma [inf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NHL [stage IV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s Lymphoma [T-cell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lymphoma [Pulmonary lymph node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carcinoid tumor [lung]</text:p>
          </table:table-cell>
          <table:table-cell office:value-type="string">
            <text:p>8249/3</text:p>
          </table:table-cell>
          <table:table-cell office:value-type="string">
            <text:p>Atypical carcinoid tumor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C72074</text:p>
          </table:table-cell>
          <table:table-cell office:value-type="string">
            <text:p>Atypical Carcin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cell lymphoma [immunoblastic, nodal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L, large B-cell, diffuse, immunoblastic, NOS [CNS, AIDS related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T [pulmonary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lymphoma lymphoma of the orbit [Orbit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B-cell Lymphoma [Stomach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 [stage PT4N1bM0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icular variant [stage PpT4aN1b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of blasts (FAB)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[RAEB]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S [AIDS related]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epithelial carcinoma [Lower lip; clear cell]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C7596</text:p>
          </table:table-cell>
          <table:table-cell office:value-type="string">
            <text:p>Malignant My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malignant myoepithelioma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596</text:p>
          </table:table-cell>
          <table:table-cell office:value-type="string">
            <text:p>Malignant Myoepi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Solitary fibrous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7634</text:p>
          </table:table-cell>
          <table:table-cell office:value-type="string">
            <text:p>Solitary Fibrous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hyperplasia [minimal atypia]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mple endometrial hyperplasia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plex endometrial hyperplasia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7983</text:p>
          </table:table-cell>
          <table:table-cell office:value-type="string">
            <text:p>Borderline Ovarian Endometrioid Tumor/Atypical Proliferative Ovarian Endometrioid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oid mesothelioma [familial]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oma [WHO B3]</text:p>
          </table:table-cell>
          <table:table-cell office:value-type="string">
            <text:p>8585/3</text:p>
          </table:table-cell>
          <table:table-cell office:value-type="string">
            <text:p>Thymoma, type B3, malignant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C7997</text:p>
          </table:table-cell>
          <table:table-cell office:value-type="string">
            <text:p>Thymoma Type B3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l intraepithelial neoplasia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21.9</text:p>
          </table:table-cell>
          <table:table-cell office:value-type="string">
            <text:p>Anal canal and anus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C8336</text:p>
          </table:table-cell>
          <table:table-cell table:style-name="ce4" office:value-type="string">
            <text:p>High Grade Squamous Intraepithelial Neo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Aggressive NK-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647</text:p>
          </table:table-cell>
          <table:table-cell office:value-type="string">
            <text:p>Aggressive NK-Cell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erythroid leukemia [FAB M6, refractory]</text:p>
          </table:table-cell>
          <table:table-cell office:value-type="string">
            <text:p>9840/3</text:p>
          </table:table-cell>
          <table:table-cell office:value-type="string">
            <text:p>Acute myeloid leukemia, M6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8923</text:p>
          </table:table-cell>
          <table:table-cell office:value-type="string">
            <text:p>Acute Erythroi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arcoma [undifferentiated]</text:p>
          </table:table-cell>
          <table:table-cell office:value-type="string">
            <text:p>8930/3</text:p>
          </table:table-cell>
          <table:table-cell office:value-type="string">
            <text:p>Endometrial stromal 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C8973</text:p>
          </table:table-cell>
          <table:table-cell office:value-type="string">
            <text:p>Endometrioid Stromal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ocortical tumor [adenoma, left]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germ cell tumor [mediastinal, immature teratoma, yolk sac tumor, stage II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cystic teratoma of the ovary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NS germ cell tumor [mature teratoma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Kaposi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087</text:p>
          </table:table-cell>
          <table:table-cell office:value-type="string">
            <text:p>Kaposi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 [postirradiation, Skeletal osteosarcoma OB G4, Humerus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Lentigo maligna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perficial spreading melanoma [neck]</text:p>
          </table:table-cell>
          <table:table-cell office:value-type="string">
            <text:p>8743/3</text:p>
          </table:table-cell>
          <table:table-cell office:value-type="string">
            <text:p>Superficial spreading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id tumor</text:p>
          </table:table-cell>
          <table:table-cell office:value-type="string">
            <text:p>8821/1</text:p>
          </table:table-cell>
          <table:table-cell office:value-type="string">
            <text:p>Aggressive fibromatosi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rkel Carcinoma [1cm, skin Left eyebrow]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Juvenile myelo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33</text:p>
          </table:table-cell>
          <table:table-cell office:value-type="string">
            <text:p>Juvenile Myelomonocytic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al tumour [temporal]</text:p>
          </table:table-cell>
          <table:table-cell office:value-type="string">
            <text:p>9509/1</text:p>
          </table:table-cell>
          <table:table-cell office:value-type="string">
            <text:p>Papillary glioneuron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2554</text:p>
          </table:table-cell>
          <table:table-cell office:value-type="string">
            <text:p>Papillary Glioneuron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 with prior myelodysplastic syndrome [RAEB]</text:p>
          </table:table-cell>
          <table:table-cell office:value-type="string">
            <text:p>9895/3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89</text:p>
          </table:table-cell>
          <table:table-cell office:value-type="string">
            <text:p>Acute Myeloid Leukemia with Multilineage Dysplas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ukemia NOS [cell line F36P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-phenotype acute leukemia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eukemia NOS [cell line KASUMI1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stic plasmacytoid dendritic cell neoplasm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305</text:p>
          </table:table-cell>
          <table:table-cell table:style-name="ce4" office:value-type="string">
            <text:p>Malignant Neoplasm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imal sarcoma [Aort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tumor [recurrence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doid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sarcoma [grade high, primary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al cortical carcinoma [pediatric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primitive neuroectodermal tumor</text:p>
          </table:table-cell>
          <table:table-cell office:value-type="string">
            <text:p>9364/3</text:p>
          </table:table-cell>
          <table:table-cell office:value-type="string">
            <text:p>Peripheral neuroectodermal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pithelioma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Plasmacyt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349</text:p>
          </table:table-cell>
          <table:table-cell office:value-type="string">
            <text:p>Plasma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sal cell carcinoma [Temple, Nodular]</text:p>
          </table:table-cell>
          <table:table-cell office:value-type="string">
            <text:p>8090/3</text:p>
          </table:table-cell>
          <table:table-cell office:value-type="string">
            <text:p>Basal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C9359</text:p>
          </table:table-cell>
          <table:table-cell office:value-type="string">
            <text:p>Skin Pigmented Basal Cell Carcin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stic plasmacytoid dendritic cell neoplasm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C9360</text:p>
          </table:table-cell>
          <table:table-cell office:value-type="string">
            <text:p>Lymphoblastic Lymph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plastic infantile astrocytoma and ganglioglioma</text:p>
          </table:table-cell>
          <table:table-cell office:value-type="string">
            <text:p>9412/1</text:p>
          </table:table-cell>
          <table:table-cell office:value-type="string">
            <text:p>Desmoplastic infantile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476</text:p>
          </table:table-cell>
          <table:table-cell office:value-type="string">
            <text:p>Desmoplastic Infantile Astrocytoma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ysembryoplastic neuroepithelial tumour [parietal]</text:p>
          </table:table-cell>
          <table:table-cell office:value-type="string">
            <text:p>9413/0</text:p>
          </table:table-cell>
          <table:table-cell office:value-type="string">
            <text:p>Dysembryoplastic neuroepitheli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C9505</text:p>
          </table:table-cell>
          <table:table-cell office:value-type="string">
            <text:p>Dysembryoplastic Neuroepithelial Tumor</text:p>
          </table:table-cell>
          <table:table-cell table:number-columns-repeated="1012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ucagonoma</text:p>
          </table:table-cell>
          <table:table-cell office:value-type="string">
            <text:p>8152/1</text:p>
          </table:table-cell>
          <table:table-cell office:value-type="string">
            <text:p>Glucago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C95597</text:p>
          </table:table-cell>
          <table:table-cell office:value-type="string">
            <text:p>Pancreatic Glucagonoma</text:p>
          </table:table-cell>
          <table:table-cell table:number-columns-repeated="1012"/>
        </table:table-row>
        <table:table-row table:style-name="ro1" table:number-rows-repeated="1047648">
          <table:table-cell table:number-columns-repeated="1020"/>
        </table:table-row>
        <table:table-row table:style-name="ro1">
          <table:table-cell table:number-columns-repeated="1020"/>
        </table:table-row>
      </table:table>
      <table:database-ranges>
        <table:database-range table:target-range-address="Sheet1.A1:Sheet1.H9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4/09/2019</text:date>, <text:time>11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9-04-09T11:35:03</dc:date>
    <dc:creator>Paula Carrio</dc:creator>
    <meta:editing-duration>PT25M34S</meta:editing-duration>
    <meta:editing-cycles>4</meta:editing-cycles>
    <meta:document-statistic meta:table-count="1" meta:cell-count="10196" meta:object-count="0"/>
  </office:meta>
</office:document-meta>
</file>